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stroke="solid" svg:stroke-color="#000000" draw:fill="none" draw:fill-color="#ffffff" fo:min-height="0.95cm"/>
    </style:style>
    <style:style style:name="gr2" style:family="graphic" style:parent-style-name="standard">
      <style:graphic-properties draw:stroke="solid" svg:stroke-color="#000000" draw:fill="gradient" draw:fill-color="#ffffff" draw:fill-gradient-name="Gradient_20_4" fo:min-height="0.712cm"/>
    </style:style>
    <style:style style:name="gr3" style:family="graphic" style:parent-style-name="standard">
      <style:graphic-properties draw:stroke="solid" svg:stroke-color="#000000" draw:fill="gradient" draw:fill-color="#ffffff" draw:fill-gradient-name="Gradient_20_2" fo:min-height="0.95cm"/>
    </style:style>
    <style:style style:name="gr4" style:family="graphic" style:parent-style-name="standard">
      <style:graphic-properties draw:stroke="solid" svg:stroke-color="#000000" draw:fill="none" draw:fill-color="#ffffff" fo:min-height="0.395cm"/>
    </style:style>
    <style:style style:name="gr5" style:family="graphic" style:parent-style-name="standard">
      <style:graphic-properties draw:fill-color="#ffff66" draw:textarea-horizontal-align="justify" draw:textarea-vertical-align="middle" draw:auto-grow-height="false" fo:min-height="0.862cm" fo:min-width="4.316cm" fo:wrap-option="no-wrap"/>
    </style:style>
    <style:style style:name="gr6" style:family="graphic" style:parent-style-name="standard">
      <style:graphic-properties draw:fill-color="#ffff66" draw:textarea-horizontal-align="justify" draw:textarea-vertical-align="middle" draw:auto-grow-height="false" fo:min-height="0.862cm" fo:min-width="4.594cm" fo:wrap-option="no-wrap"/>
    </style:style>
    <style:style style:name="gr7" style:family="graphic" style:parent-style-name="standard">
      <style:graphic-properties draw:fill-color="#ffff66" draw:textarea-horizontal-align="justify" draw:textarea-vertical-align="middle" draw:auto-grow-height="false" fo:min-height="0.95cm" fo:min-width="5.2cm" fo:wrap-option="no-wrap"/>
    </style:style>
    <style:style style:name="gr8" style:family="graphic" style:parent-style-name="standard">
      <style:graphic-properties draw:textarea-horizontal-align="justify" draw:textarea-vertical-align="middle" draw:auto-grow-height="false" fo:min-height="1.437cm" fo:min-width="10.214cm" fo:wrap-option="no-wrap"/>
    </style:style>
    <style:style style:name="gr9" style:family="graphic" style:parent-style-name="standard">
      <style:graphic-properties draw:stroke="solid" svg:stroke-color="#000000" draw:fill="none" draw:fill-color="#ffffff" fo:min-height="0.712cm"/>
    </style:style>
    <style:style style:name="gr10" style:family="graphic" style:parent-style-name="standard">
      <style:graphic-properties draw:stroke="solid" svg:stroke-color="#000000" draw:fill="none" draw:fill-color="#ffffff" fo:min-height="0.612cm"/>
    </style:style>
    <style:style style:name="gr11" style:family="graphic" style:parent-style-name="standard">
      <style:graphic-properties draw:stroke="solid" svg:stroke-color="#000000" draw:fill="gradient" draw:fill-color="#ffffff" draw:fill-gradient-name="Tango_20_Green" fo:min-height="0.612cm"/>
    </style:style>
    <style:style style:name="gr12" style:family="graphic" style:parent-style-name="objectwithoutfill">
      <style:graphic-properties draw:fill="none" draw:textarea-vertical-align="middle"/>
    </style:style>
    <style:style style:name="gr13" style:family="graphic" style:parent-style-name="standard">
      <style:graphic-properties draw:fill-color="#ffff66" draw:textarea-horizontal-align="justify" draw:textarea-vertical-align="middle" draw:auto-grow-height="false" fo:min-height="0.95cm" fo:min-width="3.3cm" fo:wrap-option="no-wrap"/>
    </style:style>
    <style:style style:name="gr14" style:family="graphic" style:parent-style-name="standard">
      <style:graphic-properties draw:stroke="solid" svg:stroke-color="#000000" draw:fill="solid" draw:fill-color="#ff0066" fo:min-height="0.55cm"/>
    </style:style>
    <style:style style:name="gr15" style:family="graphic" style:parent-style-name="standard">
      <style:graphic-properties draw:stroke="solid" svg:stroke-color="#000000" draw:fill="solid" draw:fill-color="#3399ff" fo:min-height="0.55cm"/>
    </style:style>
    <style:style style:name="gr16" style:family="graphic" style:parent-style-name="standard">
      <style:graphic-properties draw:fill-color="#ffff66" draw:textarea-horizontal-align="justify" draw:textarea-vertical-align="middle" draw:auto-grow-height="false" fo:min-height="0.77cm" fo:min-width="4.594cm" fo:wrap-option="no-wrap"/>
    </style:style>
    <style:style style:name="gr17" style:family="graphic" style:parent-style-name="standard">
      <style:graphic-properties draw:stroke="solid" svg:stroke-color="#000000" draw:fill="none" draw:fill-color="#ffffff" fo:min-height="0.55cm"/>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9" style:family="graphic" style:parent-style-name="standard">
      <style:graphic-properties draw:fill-color="#000000" draw:textarea-horizontal-align="justify" draw:textarea-vertical-align="middle" draw:auto-grow-height="false" fo:min-height="0.101cm" fo:min-width="0cm"/>
    </style:style>
    <style:style style:name="gr20" style:family="graphic" style:parent-style-name="standard">
      <style:graphic-properties draw:fill-color="#000000" draw:textarea-horizontal-align="justify" draw:textarea-vertical-align="middle" draw:auto-grow-height="false" fo:min-height="0.1cm" fo:min-width="0cm"/>
    </style:style>
    <style:style style:name="gr21" style:family="graphic" style:parent-style-name="standard">
      <style:graphic-properties draw:stroke="solid" svg:stroke-color="#000000" draw:fill="none" draw:fill-color="#ffffff" fo:min-height="0.552cm"/>
    </style:style>
    <style:style style:name="gr22" style:family="graphic" style:parent-style-name="standard">
      <style:graphic-properties draw:fill-color="#ffff66" draw:textarea-horizontal-align="justify" draw:textarea-vertical-align="middle" draw:auto-grow-height="false" fo:min-height="0.862cm" fo:min-width="4.224cm" fo:wrap-option="no-wrap"/>
    </style:style>
    <style:style style:name="gr23" style:family="graphic" style:parent-style-name="standard">
      <style:graphic-properties draw:fill-color="#ffff66" draw:textarea-horizontal-align="justify" draw:textarea-vertical-align="middle" draw:auto-grow-height="false" fo:min-height="1.88cm" fo:min-width="5.612cm" fo:wrap-option="no-wrap"/>
    </style:style>
    <style:style style:name="gr24" style:family="graphic" style:parent-style-name="standard">
      <style:graphic-properties draw:stroke="solid" svg:stroke-color="#000000" draw:fill="solid" draw:fill-color="#dddddd" fo:min-height="1.452cm"/>
    </style:style>
    <style:style style:name="gr25" style:family="graphic" style:parent-style-name="standard">
      <style:graphic-properties draw:stroke="solid" svg:stroke-color="#000000" draw:fill="solid" draw:fill-color="#dddddd" fo:min-height="0.152cm"/>
    </style:style>
    <style:style style:name="gr26" style:family="graphic" style:parent-style-name="standard">
      <style:graphic-properties draw:stroke="solid" svg:stroke-color="#000000" draw:fill="solid" draw:fill-color="#dddddd" fo:min-height="0.652cm"/>
    </style:style>
    <style:style style:name="gr27" style:family="graphic" style:parent-style-name="standard">
      <style:graphic-properties draw:stroke="solid" svg:stroke-color="#000000" draw:fill="none" draw:fill-color="#dddddd" fo:min-height="0.652cm"/>
    </style:style>
    <style:style style:name="gr28" style:family="graphic" style:parent-style-name="standard">
      <style:graphic-properties draw:stroke="solid" svg:stroke-color="#000000" draw:fill="solid" draw:fill-color="#99ff66" fo:min-height="0.652cm"/>
    </style:style>
    <style:style style:name="gr29" style:family="graphic" style:parent-style-name="standard">
      <style:graphic-properties draw:fill-color="#ffff66" draw:textarea-horizontal-align="justify" draw:textarea-vertical-align="middle" draw:auto-grow-height="false" fo:min-height="1.602cm" fo:min-width="4.224cm" fo:wrap-option="no-wrap"/>
    </style:style>
    <style:style style:name="gr30" style:family="graphic" style:parent-style-name="standard">
      <style:graphic-properties draw:stroke="solid" svg:stroke-color="#000000" draw:fill="solid" draw:fill-color="#ff3333" fo:min-height="0.652cm"/>
    </style:style>
    <style:style style:name="gr31" style:family="graphic" style:parent-style-name="standard">
      <style:graphic-properties draw:stroke="solid" svg:stroke-color="#000000" draw:fill="solid" draw:fill-color="#ffff66" fo:min-height="0.652cm"/>
    </style:style>
    <style:style style:name="gr32" style:family="graphic" style:parent-style-name="standard">
      <style:graphic-properties draw:stroke="solid" svg:stroke-color="#000000" draw:fill="solid" draw:fill-color="#dddddd" fo:min-height="0.75cm"/>
    </style:style>
    <style:style style:name="gr33" style:family="graphic" style:parent-style-name="standard">
      <style:graphic-properties draw:fill-color="#000000" draw:textarea-horizontal-align="justify" draw:textarea-vertical-align="middle" draw:auto-grow-height="false" fo:min-height="0.363cm" fo:min-width="0cm"/>
    </style:style>
    <style:style style:name="gr34" style:family="graphic" style:parent-style-name="standard">
      <style:graphic-properties draw:stroke="solid" svg:stroke-color="#000000" draw:fill="none" draw:fill-color="#ffffff" fo:min-height="2.05cm"/>
    </style:style>
    <style:style style:name="gr35" style:family="graphic" style:parent-style-name="standard">
      <style:graphic-properties draw:fill-color="#000000" draw:auto-grow-height="false" fo:min-height="0.076cm" fo:min-width="0cm" fo:wrap-option="no-wrap"/>
    </style:style>
    <style:style style:name="gr36" style:family="graphic" style:parent-style-name="standard">
      <style:graphic-properties draw:stroke="solid" svg:stroke-color="#000000" draw:fill="none" draw:fill-color="#dddddd" fo:min-height="0.552cm"/>
    </style:style>
    <style:style style:name="gr37" style:family="graphic" style:parent-style-name="standard" style:list-style-name="L1">
      <style:graphic-properties draw:stroke="solid" svg:stroke-color="#000000" draw:fill="none" draw:fill-color="#dddddd" fo:min-height="0.552cm"/>
    </style:style>
    <style:style style:name="gr38" style:family="graphic" style:parent-style-name="standard">
      <style:graphic-properties draw:stroke="solid" svg:stroke-color="#000000" draw:fill="solid" draw:fill-color="#dddddd" fo:min-height="0.552cm"/>
    </style:style>
    <style:style style:name="gr39" style:family="graphic" style:parent-style-name="standard">
      <style:graphic-properties draw:stroke="solid" svg:stroke-color="#000000" draw:fill="solid" draw:fill-color="#eeeeee" fo:min-height="0.552cm"/>
    </style:style>
    <style:style style:name="gr40" style:family="graphic" style:parent-style-name="standard" style:list-style-name="L1">
      <style:graphic-properties draw:stroke="solid" svg:stroke-color="#000000" draw:fill="solid" draw:fill-color="#eeeeee" fo:min-height="0.552cm"/>
    </style:style>
    <style:style style:name="gr41" style:family="graphic" style:parent-style-name="standard">
      <style:graphic-properties draw:stroke="solid" svg:stroke-color="#000000" draw:fill="none" draw:fill-color="#eeeeee" fo:min-height="0.552cm"/>
    </style:style>
    <style:style style:name="gr42" style:family="graphic" style:parent-style-name="standard" style:list-style-name="L1">
      <style:graphic-properties draw:stroke="solid" svg:stroke-color="#000000" draw:fill="none" draw:fill-color="#eeeeee" fo:min-height="0.552cm"/>
    </style:style>
    <style:style style:name="gr43" style:family="graphic" style:parent-style-name="standard">
      <style:graphic-properties draw:stroke="solid" svg:stroke-color="#000000" draw:fill="solid" draw:fill-color="#99ff66" fo:min-height="0.552cm"/>
    </style:style>
    <style:style style:name="gr44" style:family="graphic" style:parent-style-name="standard" style:list-style-name="L1">
      <style:graphic-properties draw:stroke="solid" svg:stroke-color="#000000" draw:fill="none" draw:fill-color="#eeeeee" fo:min-height="0.552cm"/>
    </style:style>
    <style:style style:name="gr45" style:family="graphic" style:parent-style-name="standard">
      <style:graphic-properties draw:stroke="solid" svg:stroke-color="#000000" draw:fill="solid" draw:fill-color="#ffff00" fo:min-height="0.552cm"/>
    </style:style>
    <style:style style:name="gr46" style:family="graphic" style:parent-style-name="standard">
      <style:graphic-properties draw:fill-color="#00ff66" draw:textarea-horizontal-align="justify" draw:textarea-vertical-align="middle" draw:auto-grow-height="false" fo:min-height="0.25cm" fo:min-width="0cm"/>
    </style:style>
    <style:style style:name="gr47" style:family="graphic" style:parent-style-name="standard">
      <style:graphic-properties draw:fill-color="#ffff66" draw:textarea-horizontal-align="justify" draw:textarea-vertical-align="middle" draw:auto-grow-height="false" fo:min-height="1.14cm" fo:min-width="4.224cm" fo:wrap-option="no-wrap"/>
    </style:style>
    <style:style style:name="gr48" style:family="graphic" style:parent-style-name="standard">
      <style:graphic-properties draw:fill-color="#ffff66" draw:textarea-horizontal-align="justify" draw:textarea-vertical-align="middle" draw:auto-grow-height="false" fo:min-height="1.418cm" fo:min-width="4.686cm" fo:wrap-option="no-wrap"/>
    </style:style>
    <style:style style:name="gr49" style:family="graphic" style:parent-style-name="standard">
      <style:graphic-properties draw:fill-color="#ff3333" draw:textarea-horizontal-align="justify" draw:textarea-vertical-align="middle" draw:auto-grow-height="false" fo:min-height="0.108cm" fo:min-width="0cm"/>
    </style:style>
    <style:style style:name="gr50" style:family="graphic" style:parent-style-name="standard">
      <style:graphic-properties draw:stroke="solid" svg:stroke-color="#000000" draw:fill="none" draw:fill-color="#eeeeee" fo:min-height="2.352cm"/>
    </style:style>
    <style:style style:name="gr51" style:family="graphic" style:parent-style-name="standard" style:list-style-name="L1">
      <style:graphic-properties draw:stroke="solid" svg:stroke-color="#000000" draw:fill="none" draw:fill-color="#eeeeee" fo:min-height="0.552cm"/>
    </style:style>
    <style:style style:name="gr52" style:family="graphic" style:parent-style-name="standard" style:list-style-name="L1">
      <style:graphic-properties draw:stroke="solid" svg:stroke-color="#000000" draw:fill="none" draw:fill-color="#eeeeee" fo:min-height="0.552cm"/>
    </style:style>
    <style:style style:name="gr53" style:family="graphic" style:parent-style-name="standard">
      <style:graphic-properties draw:fill-color="#00ff66" draw:textarea-horizontal-align="justify" draw:textarea-vertical-align="middle" draw:auto-grow-height="false" fo:min-height="0.276cm" fo:min-width="0cm"/>
    </style:style>
    <style:style style:name="gr54" style:family="graphic" style:parent-style-name="standard">
      <style:graphic-properties draw:fill-color="#ffff66" draw:textarea-horizontal-align="justify" draw:textarea-vertical-align="middle" draw:auto-grow-height="false" fo:min-height="0.676cm" fo:min-width="1.26cm" fo:wrap-option="no-wrap"/>
    </style:style>
    <style:style style:name="gr55" style:family="graphic" style:parent-style-name="standard">
      <style:graphic-properties draw:fill-color="#ffff66" draw:textarea-horizontal-align="justify" draw:textarea-vertical-align="middle" draw:auto-grow-height="false" fo:min-height="1.325cm" fo:min-width="2.372cm" fo:wrap-option="no-wrap"/>
    </style:style>
    <style:style style:name="gr56" style:family="graphic" style:parent-style-name="standard">
      <style:graphic-properties draw:fill-color="#ffff66" draw:textarea-horizontal-align="justify" draw:textarea-vertical-align="middle" draw:auto-grow-height="false" fo:min-height="0.4cm" fo:min-width="2.372cm" fo:wrap-option="no-wrap"/>
    </style:style>
    <style:style style:name="gr57" style:family="graphic" style:parent-style-name="standard">
      <style:graphic-properties draw:fill-color="#ffff66" draw:textarea-horizontal-align="justify" draw:textarea-vertical-align="middle" draw:auto-grow-height="false" fo:min-height="0.4cm" fo:min-width="3.112cm" fo:wrap-option="no-wrap"/>
    </style:style>
    <style:style style:name="P1" style:family="paragraph">
      <style:text-properties fo:color="#0000ff" style:text-underline-style="solid" style:text-underline-width="auto" style:text-underline-color="font-color"/>
    </style:style>
    <style:style style:name="P2" style:family="paragraph">
      <loext:graphic-properties draw:fill="none" draw:fill-color="#ffffff"/>
      <style:text-properties fo:color="#0000ff" style:text-underline-style="solid" style:text-underline-width="auto" style:text-underline-color="font-color"/>
    </style:style>
    <style:style style:name="P3" style:family="paragraph">
      <style:paragraph-properties fo:text-align="center"/>
    </style:style>
    <style:style style:name="P4" style:family="paragraph">
      <loext:graphic-properties draw:fill="gradient" draw:fill-color="#ffffff" draw:fill-gradient-name="Gradient_20_4"/>
      <style:paragraph-properties fo:text-align="center"/>
    </style:style>
    <style:style style:name="P5" style:family="paragraph">
      <style:text-properties fo:font-size="24pt" style:font-size-asian="18pt" style:font-size-complex="18pt"/>
    </style:style>
    <style:style style:name="P6" style:family="paragraph">
      <loext:graphic-properties draw:fill="gradient" draw:fill-color="#ffffff" draw:fill-gradient-name="Gradient_20_2"/>
      <style:text-properties fo:font-size="24pt" style:font-size-asian="18pt" style:font-size-complex="18pt"/>
    </style:style>
    <style:style style:name="P7" style:family="paragraph">
      <style:paragraph-properties fo:text-align="center"/>
      <style:text-properties fo:color="#ff3333" fo:font-size="10pt" fo:font-weight="bold" style:font-size-asian="18pt" style:font-size-complex="18pt"/>
    </style:style>
    <style:style style:name="P8" style:family="paragraph">
      <loext:graphic-properties draw:fill="none" draw:fill-color="#ffffff"/>
      <style:paragraph-properties fo:text-align="center"/>
      <style:text-properties fo:color="#ff3333" fo:font-size="10pt" fo:font-weight="bold" style:font-size-asian="18pt" style:font-size-complex="18pt"/>
    </style:style>
    <style:style style:name="P9" style:family="paragraph">
      <loext:graphic-properties draw:fill-color="#ffff66"/>
      <style:paragraph-properties fo:text-align="center"/>
      <style:text-properties fo:font-size="12pt" style:font-size-asian="18pt" style:font-size-complex="18pt"/>
    </style:style>
    <style:style style:name="P10" style:family="paragraph">
      <style:paragraph-properties fo:text-align="center"/>
      <style:text-properties fo:font-size="24pt" style:font-size-asian="18pt" style:font-size-complex="18pt"/>
    </style:style>
    <style:style style:name="P11" style:family="paragraph">
      <loext:graphic-properties draw:fill="gradient" draw:fill-color="#ffffff" draw:fill-gradient-name="Gradient_20_2"/>
      <style:paragraph-properties fo:text-align="center"/>
      <style:text-properties fo:font-size="24pt" style:font-size-asian="18pt" style:font-size-complex="18pt"/>
    </style:style>
    <style:style style:name="P12" style:family="paragraph">
      <style:paragraph-properties fo:text-align="center"/>
      <style:text-properties fo:font-size="18pt" fo:font-weight="bold" style:font-size-asian="18pt" style:font-size-complex="18pt"/>
    </style:style>
    <style:style style:name="P13" style:family="paragraph">
      <loext:graphic-properties draw:fill="none" draw:fill-color="#ffffff"/>
      <style:paragraph-properties fo:text-align="center"/>
      <style:text-properties fo:font-size="18pt" fo:font-weight="bold" style:font-size-asian="18pt" style:font-size-complex="18pt"/>
    </style:style>
    <style:style style:name="P14" style:family="paragraph">
      <style:paragraph-properties fo:text-align="center"/>
      <style:text-properties fo:color="#999999" fo:font-size="18pt" fo:font-weight="normal" style:font-size-asian="18pt" style:font-weight-asian="normal" style:font-size-complex="18pt" style:font-weight-complex="normal"/>
    </style:style>
    <style:style style:name="P15" style:family="paragraph">
      <loext:graphic-properties draw:fill="none" draw:fill-color="#ffffff"/>
      <style:paragraph-properties fo:text-align="center"/>
      <style:text-properties fo:color="#999999" fo:font-size="18pt" fo:font-weight="normal" style:font-size-asian="18pt" style:font-weight-asian="normal" style:font-size-complex="18pt" style:font-weight-complex="normal"/>
    </style:style>
    <style:style style:name="P16" style:family="paragraph">
      <style:paragraph-properties fo:text-align="center"/>
      <style:text-properties fo:color="#999999" fo:font-size="14pt" fo:font-style="italic" fo:font-weight="normal" style:font-size-asian="18pt" style:font-weight-asian="normal" style:font-size-complex="18pt" style:font-weight-complex="normal"/>
    </style:style>
    <style:style style:name="P17" style:family="paragraph">
      <loext:graphic-properties draw:fill="none" draw:fill-color="#ffffff"/>
      <style:paragraph-properties fo:text-align="center"/>
      <style:text-properties fo:color="#999999" fo:font-size="14pt" fo:font-style="italic" fo:font-weight="normal" style:font-size-asian="18pt" style:font-weight-asian="normal" style:font-size-complex="18pt" style:font-weight-complex="normal"/>
    </style:style>
    <style:style style:name="P18" style:family="paragraph">
      <style:paragraph-properties fo:text-align="center"/>
      <style:text-properties fo:color="#000000" fo:font-size="14pt" fo:font-style="normal" fo:font-weight="bold" style:font-size-asian="18pt" style:font-style-asian="normal" style:font-weight-asian="bold" style:font-size-complex="18pt" style:font-style-complex="normal" style:font-weight-complex="bold"/>
    </style:style>
    <style:style style:name="P19" style:family="paragraph">
      <loext:graphic-properties draw:fill="gradient" draw:fill-color="#ffffff" draw:fill-gradient-name="Tango_20_Green"/>
      <style:paragraph-properties fo:text-align="center"/>
      <style:text-properties fo:color="#000000" fo:font-size="14pt" fo:font-style="normal" fo:font-weight="bold" style:font-size-asian="18pt" style:font-style-asian="normal" style:font-weight-asian="bold" style:font-size-complex="18pt" style:font-style-complex="normal" style:font-weight-complex="bold"/>
    </style:style>
    <style:style style:name="P20" style:family="paragraph">
      <loext:graphic-properties draw:fill="none"/>
      <style:paragraph-properties fo:text-align="center"/>
    </style:style>
    <style:style style:name="P21" style:family="paragraph">
      <style:paragraph-properties fo:text-align="center"/>
      <style:text-properties fo:font-size="24pt" fo:font-weight="bold" style:font-size-asian="18pt" style:font-weight-asian="bold" style:font-size-complex="18pt" style:font-weight-complex="bold"/>
    </style:style>
    <style:style style:name="P22" style:family="paragraph">
      <loext:graphic-properties draw:fill="solid" draw:fill-color="#ff0066"/>
      <style:paragraph-properties fo:text-align="center"/>
      <style:text-properties fo:font-size="24pt" fo:font-weight="bold" style:font-size-asian="18pt" style:font-weight-asian="bold" style:font-size-complex="18pt" style:font-weight-complex="bold"/>
    </style:style>
    <style:style style:name="P23" style:family="paragraph">
      <style:paragraph-properties fo:text-align="center"/>
      <style:text-properties fo:color="#000000" fo:font-size="24pt" fo:font-weight="bold" style:font-size-asian="18pt" style:font-weight-asian="bold" style:font-size-complex="18pt" style:font-weight-complex="bold"/>
    </style:style>
    <style:style style:name="P24" style:family="paragraph">
      <loext:graphic-properties draw:fill="solid" draw:fill-color="#3399ff"/>
      <style:paragraph-properties fo:text-align="center"/>
      <style:text-properties fo:color="#000000" fo:font-size="24pt" fo:font-weight="bold" style:font-size-asian="18pt" style:font-weight-asian="bold" style:font-size-complex="18pt" style:font-weight-complex="bold"/>
    </style:style>
    <style:style style:name="P25" style:family="paragraph">
      <style:paragraph-properties fo:text-align="center"/>
      <style:text-properties fo:color="#999999" fo:font-size="18pt" fo:font-weight="normal" style:font-size-asian="18pt" style:font-size-complex="18pt"/>
    </style:style>
    <style:style style:name="P26" style:family="paragraph">
      <loext:graphic-properties draw:fill="none" draw:fill-color="#ffffff"/>
      <style:paragraph-properties fo:text-align="center"/>
      <style:text-properties fo:color="#999999" fo:font-size="18pt" fo:font-weight="normal" style:font-size-asian="18pt" style:font-size-complex="18pt"/>
    </style:style>
    <style:style style:name="P27" style:family="paragraph">
      <style:paragraph-properties fo:text-align="center"/>
      <style:text-properties fo:color="#000000" fo:font-size="18pt" fo:font-weight="bold" style:font-size-asian="18pt" style:font-weight-asian="bold" style:font-size-complex="18pt" style:font-weight-complex="bold"/>
    </style:style>
    <style:style style:name="P28" style:family="paragraph">
      <loext:graphic-properties draw:fill="none" draw:fill-color="#ffffff"/>
      <style:paragraph-properties fo:text-align="center"/>
      <style:text-properties fo:color="#000000" fo:font-size="18pt" fo:font-weight="bold" style:font-size-asian="18pt" style:font-weight-asian="bold" style:font-size-complex="18pt" style:font-weight-complex="bold"/>
    </style:style>
    <style:style style:name="P29" style:family="paragraph">
      <style:paragraph-properties fo:text-align="center"/>
      <style:text-properties fo:color="#000000" fo:font-size="14pt" fo:font-weight="normal" style:font-size-asian="18pt" style:font-weight-asian="normal" style:font-size-complex="18pt" style:font-weight-complex="normal"/>
    </style:style>
    <style:style style:name="P30" style:family="paragraph">
      <loext:graphic-properties draw:fill="none" draw:fill-color="#ffffff"/>
      <style:paragraph-properties fo:text-align="center"/>
      <style:text-properties fo:color="#000000" fo:font-size="14pt" fo:font-weight="normal" style:font-size-asian="18pt" style:font-weight-asian="normal" style:font-size-complex="18pt" style:font-weight-complex="normal"/>
    </style:style>
    <style:style style:name="P31" style:family="paragraph">
      <style:text-properties fo:font-size="14pt" style:font-size-asian="18pt" style:font-size-complex="18pt"/>
    </style:style>
    <style:style style:name="P32" style:family="paragraph">
      <loext:graphic-properties draw:fill="none" draw:fill-color="#ffffff"/>
      <style:text-properties fo:font-size="14pt" style:font-size-asian="18pt" style:font-size-complex="18pt"/>
    </style:style>
    <style:style style:name="P33" style:family="paragraph">
      <loext:graphic-properties draw:fill-color="#000000"/>
      <style:paragraph-properties fo:text-align="center"/>
    </style:style>
    <style:style style:name="P34" style:family="paragraph">
      <style:paragraph-properties fo:text-align="center"/>
      <style:text-properties fo:color="#000000" fo:font-size="14pt" fo:font-style="normal" fo:font-weight="bold" style:font-size-asian="18pt" style:font-style-asian="normal" style:font-weight-asian="normal" style:font-size-complex="18pt" style:font-style-complex="normal" style:font-weight-complex="normal"/>
    </style:style>
    <style:style style:name="P35" style:family="paragraph">
      <loext:graphic-properties draw:fill="gradient" draw:fill-color="#ffffff" draw:fill-gradient-name="Tango_20_Green"/>
      <style:paragraph-properties fo:text-align="center"/>
      <style:text-properties fo:color="#000000" fo:font-size="14pt" fo:font-style="normal" fo:font-weight="bold" style:font-size-asian="18pt" style:font-style-asian="normal" style:font-weight-asian="normal" style:font-size-complex="18pt" style:font-style-complex="normal" style:font-weight-complex="normal"/>
    </style:style>
    <style:style style:name="P36" style:family="paragraph">
      <style:text-properties fo:color="#999999" fo:font-style="italic" style:font-style-asian="italic" style:font-style-complex="italic"/>
    </style:style>
    <style:style style:name="P37" style:family="paragraph">
      <loext:graphic-properties draw:fill="none" draw:fill-color="#ffffff"/>
      <style:text-properties fo:color="#999999" fo:font-size="14pt" fo:font-style="italic" style:font-size-asian="18pt" style:font-style-asian="italic" style:font-size-complex="18pt" style:font-style-complex="italic"/>
    </style:style>
    <style:style style:name="P38" style:family="paragraph">
      <loext:graphic-properties draw:fill="none" draw:fill-color="#ffffff"/>
      <style:paragraph-properties fo:text-align="center"/>
      <style:text-properties fo:color="#999999" fo:font-size="18pt" fo:font-weight="normal" fo:background-color="#999999" style:font-size-asian="18pt" style:font-weight-asian="normal" style:font-size-complex="18pt" style:font-weight-complex="normal"/>
    </style:style>
    <style:style style:name="P39" style:family="paragraph">
      <style:paragraph-properties fo:text-align="center"/>
      <style:text-properties fo:color="#000000" fo:font-size="14pt" fo:font-weight="bold" style:font-size-asian="18pt" style:font-weight-asian="bold" style:font-size-complex="18pt" style:font-weight-complex="bold"/>
    </style:style>
    <style:style style:name="P40" style:family="paragraph">
      <loext:graphic-properties draw:fill="solid" draw:fill-color="#dddddd"/>
      <style:paragraph-properties fo:text-align="center"/>
      <style:text-properties fo:color="#000000" fo:font-size="14pt" fo:font-weight="bold" style:font-size-asian="18pt" style:font-weight-asian="bold" style:font-size-complex="18pt" style:font-weight-complex="bold"/>
    </style:style>
    <style:style style:name="P41" style:family="paragraph">
      <loext:graphic-properties draw:fill="solid" draw:fill-color="#dddddd"/>
      <style:paragraph-properties fo:text-align="center"/>
      <style:text-properties fo:color="#000000" fo:font-size="14pt" fo:font-weight="normal" style:font-size-asian="18pt" style:font-weight-asian="normal" style:font-size-complex="18pt" style:font-weight-complex="normal"/>
    </style:style>
    <style:style style:name="P42" style:family="paragraph">
      <style:paragraph-properties fo:text-align="center"/>
      <style:text-properties fo:color="#3333ff" fo:font-size="14pt" style:text-underline-style="solid" style:text-underline-width="auto" style:text-underline-color="font-color" fo:font-weight="normal" style:font-size-asian="18pt" style:font-weight-asian="normal" style:font-size-complex="18pt" style:font-weight-complex="normal"/>
    </style:style>
    <style:style style:name="P43" style:family="paragraph">
      <loext:graphic-properties draw:fill="none" draw:fill-color="#dddddd"/>
      <style:paragraph-properties fo:text-align="center"/>
      <style:text-properties fo:color="#3333ff" fo:font-size="14pt" style:text-underline-style="solid" style:text-underline-width="auto" style:text-underline-color="font-color" fo:font-weight="normal" style:font-size-asian="18pt" style:font-weight-asian="normal" style:font-size-complex="18pt" style:font-weight-complex="normal"/>
    </style:style>
    <style:style style:name="P44" style:family="paragraph">
      <style:paragraph-properties fo:text-align="center"/>
      <style:text-properties fo:color="#000000" fo:font-size="9pt" fo:font-weight="normal" style:font-size-asian="18pt" style:font-weight-asian="normal" style:font-size-complex="18pt" style:font-weight-complex="normal"/>
    </style:style>
    <style:style style:name="P45" style:family="paragraph">
      <loext:graphic-properties draw:fill="none" draw:fill-color="#dddddd"/>
      <style:paragraph-properties fo:text-align="center"/>
      <style:text-properties fo:color="#000000" fo:font-size="9pt" fo:font-weight="normal" style:font-size-asian="18pt" style:font-weight-asian="normal" style:font-size-complex="18pt" style:font-weight-complex="normal"/>
    </style:style>
    <style:style style:name="P46" style:family="paragraph">
      <loext:graphic-properties draw:fill="solid" draw:fill-color="#99ff66"/>
      <style:paragraph-properties fo:text-align="center"/>
      <style:text-properties fo:color="#000000" fo:font-size="9pt" fo:font-weight="normal" style:font-size-asian="18pt" style:font-weight-asian="normal" style:font-size-complex="18pt" style:font-weight-complex="normal"/>
    </style:style>
    <style:style style:name="P47" style:family="paragraph">
      <loext:graphic-properties draw:fill="solid" draw:fill-color="#ff3333"/>
      <style:paragraph-properties fo:text-align="center"/>
      <style:text-properties fo:color="#000000" fo:font-size="9pt" fo:font-weight="normal" style:font-size-asian="18pt" style:font-weight-asian="normal" style:font-size-complex="18pt" style:font-weight-complex="normal"/>
    </style:style>
    <style:style style:name="P48" style:family="paragraph">
      <loext:graphic-properties draw:fill="solid" draw:fill-color="#ffff66"/>
      <style:paragraph-properties fo:text-align="center"/>
      <style:text-properties fo:color="#000000" fo:font-size="9pt" fo:font-weight="normal" style:font-size-asian="18pt" style:font-weight-asian="normal" style:font-size-complex="18pt" style:font-weight-complex="normal"/>
    </style:style>
    <style:style style:name="P49" style:family="paragraph">
      <style:paragraph-properties fo:text-align="center"/>
      <style:text-properties fo:color="#000000" fo:font-size="12pt" fo:font-weight="normal" style:font-size-asian="18pt" style:font-weight-asian="normal" style:font-size-complex="18pt" style:font-weight-complex="normal"/>
    </style:style>
    <style:style style:name="P50" style:family="paragraph">
      <loext:graphic-properties draw:fill="none" draw:fill-color="#ffffff"/>
      <style:paragraph-properties fo:text-align="center"/>
      <style:text-properties fo:color="#000000" fo:font-size="12pt" fo:font-weight="normal" style:font-size-asian="18pt" style:font-weight-asian="normal" style:font-size-complex="18pt" style:font-weight-complex="normal"/>
    </style:style>
    <style:style style:name="P51" style:family="paragraph">
      <style:text-properties fo:font-size="12pt" style:font-size-asian="18pt" style:font-size-complex="18pt"/>
    </style:style>
    <style:style style:name="P52" style:family="paragraph">
      <loext:graphic-properties draw:fill="none" draw:fill-color="#ffffff"/>
      <style:text-properties fo:font-size="12pt" style:font-size-asian="18pt" style:font-size-complex="18pt"/>
    </style:style>
    <style:style style:name="P53" style:family="paragraph">
      <style:text-properties fo:font-size="14pt" fo:font-weight="bold" style:font-size-asian="18pt" style:font-weight-asian="bold" style:font-size-complex="18pt" style:font-weight-complex="bold"/>
    </style:style>
    <style:style style:name="P54" style:family="paragraph">
      <loext:graphic-properties draw:fill="none" draw:fill-color="#ffffff"/>
      <style:text-properties fo:font-size="14pt" fo:font-weight="bold" style:font-size-asian="18pt" style:font-weight-asian="bold" style:font-size-complex="18pt" style:font-weight-complex="bold"/>
    </style:style>
    <style:style style:name="P55" style:family="paragraph">
      <loext:graphic-properties draw:fill-color="#000000"/>
    </style:style>
    <style:style style:name="P56" style:family="paragraph">
      <loext:graphic-properties draw:fill="none" draw:fill-color="#dddddd"/>
      <style:paragraph-properties fo:text-align="center"/>
      <style:text-properties fo:color="#000000" fo:font-size="14pt" fo:font-weight="bold" style:font-size-asian="18pt" style:font-weight-asian="bold" style:font-size-complex="18pt" style:font-weight-complex="bold"/>
    </style:style>
    <style:style style:name="P57" style:family="paragraph">
      <style:paragraph-properties fo:text-align="center"/>
      <style:text-properties fo:color="#000000" style:font-name="Liberation Sans" fo:font-size="14pt" fo:font-weight="bold" style:letter-kerning="true" style:font-name-asian="WenQuanYi Micro Hei" style:font-size-asian="18pt" style:font-weight-asian="bold" style:font-name-complex="Lohit Devanagari" style:font-size-complex="18pt" style:font-weight-complex="bold"/>
    </style:style>
    <style:style style:name="P58" style:family="paragraph">
      <loext:graphic-properties draw:fill="none" draw:fill-color="#dddddd"/>
      <style:paragraph-properties fo:text-align="center"/>
      <style:text-properties fo:color="#000000" style:font-name="Liberation Sans" fo:font-size="14pt" fo:font-weight="bold" style:letter-kerning="true" style:font-name-asian="WenQuanYi Micro Hei" style:font-size-asian="18pt" style:font-weight-asian="bold" style:font-name-complex="Lohit Devanagari" style:font-size-complex="18pt" style:font-weight-complex="bold"/>
    </style:style>
    <style:style style:name="P59" style:family="paragraph">
      <style:paragraph-properties fo:text-align="center"/>
      <style:text-properties fo:color="#000000" style:font-name="Liberation Sans" fo:font-size="9pt" fo:font-weight="normal" style:letter-kerning="true" style:font-name-asian="WenQuanYi Micro Hei" style:font-size-asian="18pt" style:font-weight-asian="normal" style:font-name-complex="Lohit Devanagari" style:font-size-complex="18pt" style:font-weight-complex="normal"/>
    </style:style>
    <style:style style:name="P60" style:family="paragraph">
      <loext:graphic-properties draw:fill="solid" draw:fill-color="#dddddd"/>
      <style:paragraph-properties fo:text-align="center"/>
      <style:text-properties fo:color="#000000" fo:font-size="9pt" fo:font-weight="normal" style:font-size-asian="18pt" style:font-weight-asian="normal" style:font-size-complex="18pt" style:font-weight-complex="normal"/>
    </style:style>
    <style:style style:name="P61" style:family="paragraph">
      <loext:graphic-properties draw:fill="solid" draw:fill-color="#eeeeee"/>
      <style:paragraph-properties fo:text-align="center"/>
      <style:text-properties fo:color="#000000" fo:font-size="9pt" fo:font-weight="normal" style:font-size-asian="18pt" style:font-weight-asian="normal" style:font-size-complex="18pt" style:font-weight-complex="normal"/>
    </style:style>
    <style:style style:name="P62" style:family="paragraph">
      <loext:graphic-properties draw:fill="solid" draw:fill-color="#eeeeee"/>
      <style:paragraph-properties fo:text-align="center"/>
      <style:text-properties fo:color="#000000" style:font-name="Liberation Sans" fo:font-size="9pt" fo:font-weight="normal" style:letter-kerning="true" style:font-name-asian="WenQuanYi Micro Hei" style:font-size-asian="18pt" style:font-weight-asian="normal" style:font-name-complex="Lohit Devanagari" style:font-size-complex="18pt" style:font-weight-complex="normal"/>
    </style:style>
    <style:style style:name="P63" style:family="paragraph">
      <loext:graphic-properties draw:fill="solid" draw:fill-color="#eeeeee"/>
      <style:paragraph-properties fo:text-align="center"/>
      <style:text-properties fo:color="#000000" fo:font-size="14pt" fo:font-weight="bold" style:font-size-asian="18pt" style:font-weight-asian="bold" style:font-size-complex="18pt" style:font-weight-complex="bold"/>
    </style:style>
    <style:style style:name="P64" style:family="paragraph">
      <loext:graphic-properties draw:fill="none" draw:fill-color="#eeeeee"/>
      <style:paragraph-properties fo:text-align="center"/>
      <style:text-properties fo:color="#000000" fo:font-size="9pt" fo:font-weight="normal" style:font-size-asian="18pt" style:font-weight-asian="normal" style:font-size-complex="18pt" style:font-weight-complex="normal"/>
    </style:style>
    <style:style style:name="P65" style:family="paragraph">
      <loext:graphic-properties draw:fill="none" draw:fill-color="#eeeeee"/>
      <style:paragraph-properties fo:text-align="center"/>
      <style:text-properties fo:color="#000000" style:font-name="Liberation Sans" fo:font-size="9pt" fo:font-weight="normal" style:letter-kerning="true" style:font-name-asian="WenQuanYi Micro Hei" style:font-size-asian="18pt" style:font-weight-asian="normal" style:font-name-complex="Lohit Devanagari" style:font-size-complex="18pt" style:font-weight-complex="normal"/>
    </style:style>
    <style:style style:name="P66" style:family="paragraph">
      <loext:graphic-properties draw:fill="solid" draw:fill-color="#99ff66"/>
      <style:paragraph-properties fo:text-align="center"/>
      <style:text-properties fo:color="#000000" fo:font-size="14pt" fo:font-weight="bold" style:font-size-asian="18pt" style:font-weight-asian="bold" style:font-size-complex="18pt" style:font-weight-complex="bold"/>
    </style:style>
    <style:style style:name="P67" style:family="paragraph">
      <loext:graphic-properties draw:fill="none" draw:fill-color="#eeeeee"/>
      <style:paragraph-properties fo:text-align="center"/>
      <style:text-properties fo:color="#000000" fo:font-size="14pt" fo:font-weight="bold" style:font-size-asian="18pt" style:font-weight-asian="bold" style:font-size-complex="18pt" style:font-weight-complex="bold"/>
    </style:style>
    <style:style style:name="P68" style:family="paragraph">
      <loext:graphic-properties draw:fill="solid" draw:fill-color="#ffff00"/>
      <style:paragraph-properties fo:text-align="center"/>
      <style:text-properties fo:color="#000000" fo:font-size="14pt" fo:font-weight="bold" style:font-size-asian="18pt" style:font-weight-asian="bold" style:font-size-complex="18pt" style:font-weight-complex="bold"/>
    </style:style>
    <style:style style:name="P69" style:family="paragraph">
      <loext:graphic-properties draw:fill-color="#00ff66"/>
      <style:paragraph-properties fo:text-align="center"/>
    </style:style>
    <style:style style:name="P70" style:family="paragraph">
      <style:paragraph-properties fo:text-align="center"/>
      <style:text-properties fo:font-size="10pt"/>
    </style:style>
    <style:style style:name="P71" style:family="paragraph">
      <loext:graphic-properties draw:fill-color="#ffff66"/>
      <style:paragraph-properties fo:text-align="center"/>
      <style:text-properties fo:font-size="10pt" style:font-size-asian="18pt" style:font-size-complex="18pt"/>
    </style:style>
    <style:style style:name="P72" style:family="paragraph">
      <loext:graphic-properties draw:fill-color="#ff3333"/>
      <style:paragraph-properties fo:text-align="center"/>
    </style:style>
    <style:style style:name="P73" style:family="paragraph">
      <style:paragraph-properties fo:text-align="center"/>
      <style:text-properties fo:color="#000000" fo:font-size="9pt" fo:font-weight="bold" style:font-size-asian="18pt" style:font-weight-asian="bold" style:font-size-complex="18pt" style:font-weight-complex="bold"/>
    </style:style>
    <style:style style:name="P74" style:family="paragraph">
      <loext:graphic-properties draw:fill="solid" draw:fill-color="#dddddd"/>
      <style:paragraph-properties fo:text-align="center"/>
      <style:text-properties fo:color="#000000" fo:font-size="9pt" fo:font-weight="bold" style:font-size-asian="18pt" style:font-weight-asian="bold" style:font-size-complex="18pt" style:font-weight-complex="bold"/>
    </style:style>
    <style:style style:name="P75" style:family="paragraph">
      <loext:graphic-properties draw:fill="solid" draw:fill-color="#eeeeee"/>
      <style:paragraph-properties fo:text-align="center"/>
      <style:text-properties fo:color="#000000" fo:font-size="9pt" fo:font-weight="bold" style:font-size-asian="18pt" style:font-weight-asian="bold" style:font-size-complex="18pt" style:font-weight-complex="bold"/>
    </style:style>
    <style:style style:name="T1" style:family="text">
      <style:text-properties fo:color="#0000ff" style:text-underline-style="solid" style:text-underline-width="auto" style:text-underline-color="font-color"/>
    </style:style>
    <style:style style:name="T2" style:family="text">
      <style:text-properties fo:font-size="10pt"/>
    </style:style>
    <style:style style:name="T3" style:family="text">
      <style:text-properties fo:font-size="12pt" style:font-size-asian="18pt" style:font-size-complex="18pt"/>
    </style:style>
    <style:style style:name="T4" style:family="text">
      <style:text-properties fo:font-size="18pt"/>
    </style:style>
    <style:style style:name="T5" style:family="text">
      <style:text-properties fo:font-size="18pt" fo:font-weight="normal" style:font-weight-asian="normal" style:font-weight-complex="normal"/>
    </style:style>
    <style:style style:name="T6" style:family="text">
      <style:text-properties fo:font-size="14pt" fo:font-weight="normal" style:font-weight-asian="normal" style:font-weight-complex="normal"/>
    </style:style>
    <style:style style:name="T7" style:family="text">
      <style:text-properties fo:color="#000000" fo:font-size="14pt" fo:font-style="normal" fo:font-weight="bold" style:font-style-asian="normal" style:font-weight-asian="bold" style:font-style-complex="normal" style:font-weight-complex="bold"/>
    </style:style>
    <style:style style:name="T8" style:family="text">
      <style:text-properties style:font-name="Liberation Sans1" fo:font-size="24pt" fo:font-weight="bold" style:font-name-asian="Liberation Sans1" style:font-weight-asian="bold" style:font-name-complex="Liberation Sans1" style:font-weight-complex="bold"/>
    </style:style>
    <style:style style:name="T9" style:family="text">
      <style:text-properties fo:color="#000000" fo:font-size="18pt" fo:font-weight="bold" style:font-weight-asian="bold" style:font-weight-complex="bold"/>
    </style:style>
    <style:style style:name="T10" style:family="text">
      <style:text-properties fo:color="#000000" fo:font-size="14pt" fo:font-weight="normal" style:font-weight-asian="normal" style:font-weight-complex="normal"/>
    </style:style>
    <style:style style:name="T11" style:family="text">
      <style:text-properties fo:font-size="14pt" style:font-size-asian="18pt" style:font-size-complex="18pt"/>
    </style:style>
    <style:style style:name="T12" style:family="text">
      <style:text-properties fo:color="#000000" fo:font-size="14pt" fo:font-style="normal" style:font-style-asian="normal" style:font-weight-asian="normal" style:font-style-complex="normal" style:font-weight-complex="normal"/>
    </style:style>
    <style:style style:name="T13" style:family="text">
      <style:text-properties fo:color="#999999" fo:font-size="14pt" fo:font-style="italic" style:font-size-asian="18pt" style:font-style-asian="italic" style:font-size-complex="18pt" style:font-style-complex="italic"/>
    </style:style>
    <style:style style:name="T14" style:family="text">
      <style:text-properties fo:color="#999999" fo:font-size="18pt" fo:font-weight="normal" style:font-weight-asian="normal" style:font-weight-complex="normal"/>
    </style:style>
    <style:style style:name="T15" style:family="text">
      <style:text-properties fo:color="#000000" fo:font-weight="bold" style:font-weight-asian="bold" style:font-weight-complex="bold"/>
    </style:style>
    <style:style style:name="T16" style:family="text">
      <style:text-properties fo:color="#000000" fo:font-weight="normal" style:font-weight-asian="normal" style:font-weight-complex="normal"/>
    </style:style>
    <style:style style:name="T17" style:family="text">
      <style:text-properties fo:color="#3333ff" style:text-underline-style="solid" style:text-underline-width="auto" style:text-underline-color="font-color" fo:font-weight="normal" style:font-weight-asian="normal" style:font-weight-complex="normal"/>
    </style:style>
    <style:style style:name="T18" style:family="text">
      <style:text-properties fo:color="#000000" fo:font-size="9pt" fo:font-weight="normal" style:font-weight-asian="normal" style:font-weight-complex="normal"/>
    </style:style>
    <style:style style:name="T19" style:family="text">
      <style:text-properties fo:color="#000000" fo:font-size="12pt" fo:font-weight="normal" style:font-weight-asian="normal" style:font-weight-complex="normal"/>
    </style:style>
    <style:style style:name="T20" style:family="text">
      <style:text-properties fo:font-size="12pt" fo:background-color="#b2b2b2" style:font-size-asian="18pt" style:font-size-complex="18pt"/>
    </style:style>
    <style:style style:name="T21" style:family="text">
      <style:text-properties fo:font-size="14pt" fo:font-weight="bold" style:font-size-asian="18pt" style:font-weight-asian="bold" style:font-size-complex="18pt" style:font-weight-complex="bold"/>
    </style:style>
    <style:style style:name="T22" style:family="text">
      <style:text-properties fo:color="#000000" fo:font-size="9pt" style:font-size-asian="18pt" style:font-size-complex="18pt"/>
    </style:style>
    <style:style style:name="T23" style:family="text">
      <style:text-properties fo:font-size="10pt" style:font-size-asian="18pt" style:font-size-complex="18pt"/>
    </style:style>
    <style:style style:name="T24" style:family="text">
      <style:text-properties fo:color="#000000" fo:font-size="9pt" fo:font-weight="bold" style:font-weight-asian="bold" style:font-weight-complex="bold"/>
    </style:style>
    <style:style style:name="T25" style:family="text">
      <style:text-properties fo:font-size="9pt"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2" draw:layer="layout" svg:width="9.2cm" svg:height="1.2cm" svg:x="8cm" svg:y="4cm">
          <draw:text-box>
            <text:p text:style-name="P1"><text:span text:style-name="T1">Vortreffen 2019</text:span></text:p>
          </draw:text-box>
        </draw:frame>
        <draw:frame draw:style-name="gr2" draw:text-style-name="P4" draw:layer="layout" svg:width="4cm" svg:height="0.962cm" svg:x="10cm" svg:y="8cm">
          <draw:text-box>
            <text:p text:style-name="P3">+ Anlegen…</text:p>
          </draw:text-box>
        </draw:frame>
        <draw:frame draw:style-name="gr3" draw:text-style-name="P6" draw:layer="layout" svg:width="9.2cm" svg:height="1.2cm" svg:x="8cm" svg:y="1.9cm">
          <draw:text-box>
            <text:p text:style-name="P5">Veranstaltungen</text:p>
          </draw:text-box>
        </draw:frame>
        <draw:frame draw:style-name="gr1" draw:text-style-name="P2" draw:layer="layout" svg:width="9.2cm" svg:height="1.2cm" svg:x="8cm" svg:y="6cm">
          <draw:text-box>
            <text:p text:style-name="P1"><text:span text:style-name="T1">1. Lager 2019</text:span></text:p>
          </draw:text-box>
        </draw:frame>
        <draw:frame draw:style-name="gr4" draw:text-style-name="P8" draw:layer="layout" svg:width="2.5cm" svg:height="0.645cm" svg:x="14.3cm" svg:y="4.255cm">
          <draw:text-box>
            <text:p text:style-name="P7"><text:span text:style-name="T2">X löschen</text:span></text:p>
          </draw:text-box>
        </draw:frame>
        <draw:frame draw:style-name="gr4" draw:text-style-name="P8" draw:layer="layout" svg:width="2.5cm" svg:height="0.645cm" svg:x="14.4cm" svg:y="6.2cm">
          <draw:text-box>
            <text:p text:style-name="P7"><text:span text:style-name="T2">X löschen</text:span></text:p>
          </draw:text-box>
        </draw:frame>
        <draw:custom-shape draw:style-name="gr5" draw:text-style-name="P9" draw:layer="layout" svg:width="5.2cm" svg:height="1.2cm" svg:x="18.9cm" svg:y="2cm">
          <text:p text:style-name="P3"><text:span text:style-name="T3">Veranstaltung löschen</text:span></text:p>
          <text:p text:style-name="P3"><text:span text:style-name="T3">[Admins]</text:span></text:p>
          <draw:enhanced-geometry svg:viewBox="0 0 21600 21600" draw:text-areas="800 800 20800 20800" draw:type="round-rectangular-callout" draw:modifiers="-10602.7302441838 44998.50124895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9" draw:layer="layout" svg:width="5.5cm" svg:height="1.2cm" svg:x="17.6cm" svg:y="6.2cm">
          <text:p text:style-name="P3"><text:span text:style-name="T3">Veranstaltung anlegen</text:span></text:p>
          <text:p text:style-name="P3"><text:span text:style-name="T3">[Admins]</text:span></text:p>
          <draw:enhanced-geometry svg:viewBox="0 0 21600 21600" draw:text-areas="800 800 20800 20800" draw:type="round-rectangular-callout" draw:modifiers="-14736.3752045083 44998.50124895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9" draw:layer="layout" svg:width="5.7cm" svg:height="1.2cm" svg:x="1.5cm" svg:y="4cm">
          <text:p text:style-name="P3"><text:span text:style-name="T3">Klick zum Öffnen</text:span></text:p>
          <text:p text:style-name="P3"><text:span text:style-name="T3">der Veranstaltung</text:span></text:p>
          <draw:enhanced-geometry svg:viewBox="0 0 21600 21600" draw:text-areas="800 800 20800 20800" draw:mirror-horizontal="true" draw:type="round-rectangular-callout" draw:modifiers="-5099.73688826522 44998.50124895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3" draw:layer="layout" svg:width="16.4cm" svg:height="2.6cm" svg:x="5.3cm" svg:y="11.8cm">
          <text:p text:style-name="P3">Das hier ist die Startseite nach dem</text:p>
          <text:p text:style-name="P3">Login </text:p>
          <draw:enhanced-geometry svg:viewBox="0 0 21600 21600" draw:text-areas="3000 3320 17110 17330" draw:type="cloud-callout" draw:modifiers="3594.0735321017 39678.89273356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draw:page draw:name="page2" draw:style-name="dp1" draw:master-page-name="Standard">
        <draw:frame draw:style-name="gr3" draw:text-style-name="P11" draw:layer="layout" svg:width="9.2cm" svg:height="1.2cm" svg:x="10.8cm" svg:y="1.2cm">
          <draw:text-box>
            <text:p text:style-name="P10">1. Lager 2019</text:p>
          </draw:text-box>
        </draw:frame>
        <draw:frame draw:style-name="gr9" draw:text-style-name="P13" draw:layer="layout" svg:width="3.4cm" svg:height="0.962cm" svg:x="4cm" svg:y="3cm">
          <draw:text-box>
            <text:p text:style-name="P12"><text:span text:style-name="T4">Personen</text:span></text:p>
          </draw:text-box>
        </draw:frame>
        <draw:frame draw:style-name="gr9" draw:text-style-name="P15" draw:layer="layout" svg:width="3.7cm" svg:height="0.962cm" svg:x="7.4cm" svg:y="3cm">
          <draw:text-box>
            <text:p text:style-name="P14"><text:span text:style-name="T5">Zelte</text:span></text:p>
          </draw:text-box>
        </draw:frame>
        <draw:frame draw:style-name="gr9" draw:text-style-name="P15" draw:layer="layout" svg:width="5.4cm" svg:height="0.962cm" svg:x="15.3cm" svg:y="3cm">
          <draw:text-box>
            <text:p text:style-name="P14"><text:span text:style-name="T5">Einstellungen</text:span></text:p>
          </draw:text-box>
        </draw:frame>
        <draw:frame draw:style-name="gr10" draw:text-style-name="P17" draw:layer="layout" svg:width="5.4cm" svg:height="0.862cm" svg:x="7.6cm" svg:y="5.238cm">
          <draw:text-box>
            <text:p text:style-name="P16"><text:span text:style-name="T6">Suche</text:span></text:p>
          </draw:text-box>
        </draw:frame>
        <draw:frame draw:style-name="gr11" draw:text-style-name="P19" draw:layer="layout" svg:width="2.1cm" svg:height="0.862cm" svg:x="13.2cm" svg:y="5.238cm">
          <draw:text-box>
            <text:p text:style-name="P18"><text:span text:style-name="T7">LOS</text:span></text:p>
          </draw:text-box>
        </draw:frame>
        <draw:line draw:style-name="gr12" draw:text-style-name="P20" draw:layer="layout" svg:x1="2.8cm" svg:y1="4.55cm" svg:x2="27.6cm" svg:y2="4.55cm">
          <text:p/>
        </draw:line>
        <draw:custom-shape draw:style-name="gr13" draw:text-style-name="P9" draw:layer="layout" svg:width="3.8cm" svg:height="1.2cm" svg:x="1.4cm" svg:y="1.1cm">
          <text:p text:style-name="P3"><text:span text:style-name="T3">Haupt-Navigation</text:span></text:p>
          <draw:enhanced-geometry svg:viewBox="0 0 21600 21600" draw:text-areas="800 800 20800 20800" draw:mirror-horizontal="true" draw:type="round-rectangular-callout" draw:modifiers="-13110.0236779795 29837.13572023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9" draw:layer="layout" svg:width="5.2cm" svg:height="1.2cm" svg:x="23.4cm" svg:y="1.3cm">
          <text:p text:style-name="P3"><text:span text:style-name="T3">Einstellungen nur für</text:span></text:p>
          <text:p text:style-name="P3"><text:span text:style-name="T3">Admins</text:span></text:p>
          <draw:enhanced-geometry svg:viewBox="0 0 21600 21600" draw:text-areas="800 800 20800 20800" draw:type="round-rectangular-callout" draw:modifiers="-28062.1418957893 39656.95253955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4" draw:text-style-name="P22" draw:layer="layout" svg:width="1cm" svg:height="1.195cm" svg:x="24cm" svg:y="3cm">
          <draw:text-box>
            <text:p text:style-name="P21"><text:span text:style-name="T8">♀</text:span></text:p>
          </draw:text-box>
        </draw:frame>
        <draw:frame draw:style-name="gr15" draw:text-style-name="P24" draw:layer="layout" svg:width="1cm" svg:height="1.195cm" svg:x="25cm" svg:y="3cm">
          <draw:text-box>
            <text:p text:style-name="P23"><text:span text:style-name="T8">♂</text:span></text:p>
          </draw:text-box>
        </draw:frame>
        <draw:custom-shape draw:style-name="gr16" draw:text-style-name="P9" draw:layer="layout" svg:width="5.5cm" svg:height="1.1cm" svg:x="23.4cm" svg:y="5.4cm">
          <text:p text:style-name="P3"><text:span text:style-name="T3">Umschalter Mädels / Jungs</text:span></text:p>
          <draw:enhanced-geometry svg:viewBox="0 0 21600 21600" draw:text-areas="800 800 20800 20800" draw:type="round-rectangular-callout" draw:modifiers="6168.62388656608 -32743.32425068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 draw:text-style-name="P15" draw:layer="layout" svg:width="4.2cm" svg:height="0.962cm" svg:x="11.1cm" svg:y="3cm">
          <draw:text-box>
            <text:p text:style-name="P14"><text:span text:style-name="T5">Statistik</text:span></text:p>
          </draw:text-box>
        </draw:frame>
      </draw:page>
      <draw:page draw:name="page3" draw:style-name="dp1" draw:master-page-name="Standard">
        <draw:frame draw:style-name="gr3" draw:text-style-name="P11" draw:layer="layout" svg:width="9.2cm" svg:height="1.2cm" svg:x="10.8cm" svg:y="1.2cm">
          <draw:text-box>
            <text:p text:style-name="P10">1. Lager 2019</text:p>
          </draw:text-box>
        </draw:frame>
        <draw:frame draw:style-name="gr9" draw:text-style-name="P26" draw:layer="layout" svg:width="3.4cm" svg:height="0.962cm" svg:x="4cm" svg:y="3cm">
          <draw:text-box>
            <text:p text:style-name="P25"><text:span text:style-name="T4">Personen</text:span></text:p>
          </draw:text-box>
        </draw:frame>
        <draw:frame draw:style-name="gr9" draw:text-style-name="P15" draw:layer="layout" svg:width="3.7cm" svg:height="0.962cm" svg:x="7.4cm" svg:y="3cm">
          <draw:text-box>
            <text:p text:style-name="P14"><text:span text:style-name="T5">Zelte</text:span></text:p>
          </draw:text-box>
        </draw:frame>
        <draw:frame draw:style-name="gr9" draw:text-style-name="P28" draw:layer="layout" svg:width="5.4cm" svg:height="0.962cm" svg:x="15.3cm" svg:y="3cm">
          <draw:text-box>
            <text:p text:style-name="P27"><text:span text:style-name="T9">Einstellungen</text:span></text:p>
          </draw:text-box>
        </draw:frame>
        <draw:line draw:style-name="gr12" draw:text-style-name="P20" draw:layer="layout" svg:x1="2.8cm" svg:y1="4.55cm" svg:x2="27.6cm" svg:y2="4.55cm">
          <text:p/>
        </draw:line>
        <draw:frame draw:style-name="gr17" draw:text-style-name="P30" draw:layer="layout" svg:width="2.1cm" svg:height="0.802cm" svg:x="9.9cm" svg:y="5cm">
          <draw:text-box>
            <text:p text:style-name="P29"><text:span text:style-name="T10">40</text:span></text:p>
          </draw:text-box>
        </draw:frame>
        <draw:frame draw:style-name="gr18" draw:text-style-name="P32" draw:layer="layout" svg:width="5.349cm" svg:height="0.802cm" svg:x="3.1cm" svg:y="5cm">
          <draw:text-box>
            <text:p text:style-name="P31"><text:span text:style-name="T11">Höchste Zeltnummer: </text:span></text:p>
          </draw:text-box>
        </draw:frame>
        <draw:custom-shape draw:style-name="gr19" draw:text-style-name="P33" draw:layer="layout" svg:width="0.3cm" svg:height="0.4cm" svg:x="12.2cm" svg:y="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33" draw:layer="layout" svg:width="0.3cm" svg:height="0.4cm" svg:x="12.2cm" svg:y="5.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7" draw:text-style-name="P30" draw:layer="layout" svg:width="2.1cm" svg:height="0.802cm" svg:x="9.9cm" svg:y="6.238cm">
          <draw:text-box>
            <text:p text:style-name="P29"><text:span text:style-name="T10">20</text:span></text:p>
          </draw:text-box>
        </draw:frame>
        <draw:frame draw:style-name="gr18" draw:text-style-name="P32" draw:layer="layout" svg:width="5.705cm" svg:height="0.802cm" svg:x="3.1cm" svg:y="6.238cm">
          <draw:text-box>
            <text:p text:style-name="P31"><text:span text:style-name="T11">Jungszelte bis einschl.: </text:span></text:p>
          </draw:text-box>
        </draw:frame>
        <draw:custom-shape draw:style-name="gr19" draw:text-style-name="P33" draw:layer="layout" svg:width="0.3cm" svg:height="0.4cm" svg:x="12.2cm" svg:y="6.23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33" draw:layer="layout" svg:width="0.3cm" svg:height="0.4cm" svg:x="12.2cm" svg:y="6.73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1" draw:text-style-name="P30" draw:layer="layout" svg:width="4.1cm" svg:height="0.802cm" svg:x="9.9cm" svg:y="7.4cm">
          <draw:text-box>
            <text:p text:style-name="P29"><text:span text:style-name="T10">17, 34</text:span></text:p>
          </draw:text-box>
        </draw:frame>
        <draw:frame draw:style-name="gr18" draw:text-style-name="P32" draw:layer="layout" svg:width="5.696cm" svg:height="0.802cm" svg:x="3.1cm" svg:y="7.4cm">
          <draw:text-box>
            <text:p text:style-name="P31"><text:span text:style-name="T11">KEINE Jungscharzelte: </text:span></text:p>
          </draw:text-box>
        </draw:frame>
        <draw:frame draw:style-name="gr17" draw:text-style-name="P30" draw:layer="layout" svg:width="2.1cm" svg:height="0.802cm" svg:x="9.901cm" svg:y="8.5cm">
          <draw:text-box>
            <text:p text:style-name="P29"><text:span text:style-name="T10">14</text:span></text:p>
          </draw:text-box>
        </draw:frame>
        <draw:frame draw:style-name="gr18" draw:text-style-name="P32" draw:layer="layout" svg:width="5.717cm" svg:height="1.353cm" svg:x="3.101cm" svg:y="8.5cm">
          <draw:text-box>
            <text:p text:style-name="P31"><text:span text:style-name="T11">Harte Maximalbelegung</text:span></text:p>
            <text:p text:style-name="P31"><text:span text:style-name="T11"><text:s/></text:span><text:span text:style-name="T11">(Personen / Zelt): </text:span></text:p>
          </draw:text-box>
        </draw:frame>
        <draw:line draw:style-name="gr12" draw:text-style-name="P20" draw:layer="layout" svg:x1="2.8cm" svg:y1="11.95cm" svg:x2="27.6cm" svg:y2="11.95cm">
          <text:p/>
        </draw:line>
        <draw:frame draw:style-name="gr11" draw:text-style-name="P35" draw:layer="layout" svg:width="5.4cm" svg:height="0.862cm" svg:x="9.9cm" svg:y="10.1cm">
          <draw:text-box>
            <text:p text:style-name="P34"><text:span text:style-name="T12">SPEICHERN</text:span></text:p>
          </draw:text-box>
        </draw:frame>
        <draw:frame draw:style-name="gr18" draw:text-style-name="P32" draw:layer="layout" svg:width="4.257cm" svg:height="0.802cm" svg:x="3.101cm" svg:y="12.5cm">
          <draw:text-box>
            <text:p text:style-name="P31"><text:span text:style-name="T11">Personenimport: </text:span></text:p>
          </draw:text-box>
        </draw:frame>
        <draw:frame draw:style-name="gr11" draw:text-style-name="P35" draw:layer="layout" svg:width="5.4cm" svg:height="0.862cm" svg:x="9.9cm" svg:y="12.3cm">
          <draw:text-box>
            <text:p text:style-name="P34"><text:span text:style-name="T12">STARTEN...</text:span></text:p>
          </draw:text-box>
        </draw:frame>
        <draw:frame draw:style-name="gr18" draw:text-style-name="P32" draw:layer="layout" svg:width="3.482cm" svg:height="0.802cm" svg:x="3.102cm" svg:y="14.1cm">
          <draw:text-box>
            <text:p text:style-name="P31"><text:span text:style-name="T11">Importstatus: </text:span></text:p>
          </draw:text-box>
        </draw:frame>
        <draw:frame draw:style-name="gr18" draw:text-style-name="P37" draw:layer="layout" svg:width="5.188cm" svg:height="0.802cm" svg:x="9.8cm" svg:y="14.1cm">
          <draw:text-box>
            <text:p text:style-name="P36"><text:span text:style-name="T13">noch nichts importiert</text:span></text:p>
          </draw:text-box>
        </draw:frame>
        <draw:frame draw:style-name="gr18" draw:text-style-name="P37" draw:layer="layout" svg:width="12.321cm" svg:height="0.802cm" svg:x="9.8cm" svg:y="15.3cm">
          <draw:text-box>
            <text:p text:style-name="P36"><text:span text:style-name="T13">443 Personen importiert am 01.08.2019 um 12:34 Uhr</text:span></text:p>
          </draw:text-box>
        </draw:frame>
        <draw:custom-shape draw:style-name="gr22" draw:text-style-name="P9" draw:layer="layout" svg:width="5.1cm" svg:height="1.2cm" svg:x="21cm" svg:y="12.4cm">
          <text:p text:style-name="P3"><text:span text:style-name="T3">startet Datenimport</text:span></text:p>
          <draw:enhanced-geometry svg:viewBox="0 0 21600 21600" draw:text-areas="800 800 20800 20800" draw:type="round-rectangular-callout" draw:modifiers="-27159.851009606 5161.698584512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2" draw:text-style-name="P9" draw:layer="layout" svg:width="5.1cm" svg:height="1.2cm" svg:x="20.9cm" svg:y="13.9cm">
          <text:p text:style-name="P3"><text:span text:style-name="T3">vor 1. Import</text:span></text:p>
          <draw:enhanced-geometry svg:viewBox="0 0 21600 21600" draw:text-areas="800 800 20800 20800" draw:type="round-rectangular-callout" draw:modifiers="-29319.4275632229 11528.39300582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3" draw:text-style-name="P9" draw:layer="layout" svg:width="6.6cm" svg:height="2.3cm" svg:x="20.6cm" svg:y="16.6cm">
          <text:p text:style-name="P3"><text:span text:style-name="T3">nach Import – weiterer Import</text:span></text:p>
          <text:p text:style-name="P3"><text:span text:style-name="T3">überschreibt alles und löscht</text:span></text:p>
          <text:p text:style-name="P3"><text:span text:style-name="T3">Einteilungen etc.!</text:span></text:p>
          <draw:enhanced-geometry svg:viewBox="0 0 21600 21600" draw:text-areas="800 800 20800 20800" draw:type="round-rectangular-callout" draw:modifiers="-22637.297379185 -8504.8239895697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4" draw:text-style-name="P22" draw:layer="layout" svg:width="1cm" svg:height="1.195cm" svg:x="24cm" svg:y="3.001cm">
          <draw:text-box>
            <text:p text:style-name="P21"><text:span text:style-name="T8">♀</text:span></text:p>
          </draw:text-box>
        </draw:frame>
        <draw:frame draw:style-name="gr15" draw:text-style-name="P24" draw:layer="layout" svg:width="1cm" svg:height="1.195cm" svg:x="25cm" svg:y="3.001cm">
          <draw:text-box>
            <text:p text:style-name="P23"><text:span text:style-name="T8">♂</text:span></text:p>
          </draw:text-box>
        </draw:frame>
        <draw:frame draw:style-name="gr9" draw:text-style-name="P15" draw:layer="layout" svg:width="4.2cm" svg:height="0.962cm" svg:x="11.1cm" svg:y="3cm">
          <draw:text-box>
            <text:p text:style-name="P14"><text:span text:style-name="T5">Statistik</text:span></text:p>
          </draw:text-box>
        </draw:frame>
      </draw:page>
      <draw:page draw:name="page4" draw:style-name="dp1" draw:master-page-name="Standard">
        <draw:frame draw:style-name="gr3" draw:text-style-name="P11" draw:layer="layout" svg:width="9.2cm" svg:height="1.2cm" svg:x="10.8cm" svg:y="1.2cm">
          <draw:text-box>
            <text:p text:style-name="P10">1. Lager 2019</text:p>
          </draw:text-box>
        </draw:frame>
        <draw:frame draw:style-name="gr9" draw:text-style-name="P38" draw:layer="layout" svg:width="3.4cm" svg:height="0.962cm" svg:x="4cm" svg:y="3cm">
          <draw:text-box>
            <text:p text:style-name="P14"><text:span text:style-name="T14">Personen</text:span></text:p>
          </draw:text-box>
        </draw:frame>
        <draw:frame draw:style-name="gr9" draw:text-style-name="P28" draw:layer="layout" svg:width="3.7cm" svg:height="0.962cm" svg:x="7.4cm" svg:y="3cm">
          <draw:text-box>
            <text:p text:style-name="P27"><text:span text:style-name="T9">Zelte</text:span></text:p>
          </draw:text-box>
        </draw:frame>
        <draw:frame draw:style-name="gr9" draw:text-style-name="P15" draw:layer="layout" svg:width="4.2cm" svg:height="0.962cm" svg:x="11.1cm" svg:y="3cm">
          <draw:text-box>
            <text:p text:style-name="P14"><text:span text:style-name="T5">Statistik</text:span></text:p>
          </draw:text-box>
        </draw:frame>
        <draw:line draw:style-name="gr12" draw:text-style-name="P20" draw:layer="layout" svg:x1="2.8cm" svg:y1="4.55cm" svg:x2="27.6cm" svg:y2="4.55cm">
          <text:p/>
        </draw:line>
        <draw:frame draw:style-name="gr14" draw:text-style-name="P22" draw:layer="layout" svg:width="1cm" svg:height="1.195cm" svg:x="24cm" svg:y="3cm">
          <draw:text-box>
            <text:p text:style-name="P21"><text:span text:style-name="T8">♀</text:span></text:p>
          </draw:text-box>
        </draw:frame>
        <draw:frame draw:style-name="gr15" draw:text-style-name="P24" draw:layer="layout" svg:width="1cm" svg:height="1.195cm" svg:x="25cm" svg:y="3cm">
          <draw:text-box>
            <text:p text:style-name="P23"><text:span text:style-name="T8">♂</text:span></text:p>
          </draw:text-box>
        </draw:frame>
        <draw:frame draw:style-name="gr10" draw:text-style-name="P17" draw:layer="layout" svg:width="5.4cm" svg:height="0.862cm" svg:x="7.6cm" svg:y="5.238cm">
          <draw:text-box>
            <text:p text:style-name="P16"><text:span text:style-name="T6">Suche (MA /Helfer)</text:span></text:p>
          </draw:text-box>
        </draw:frame>
        <draw:frame draw:style-name="gr11" draw:text-style-name="P19" draw:layer="layout" svg:width="2.1cm" svg:height="0.862cm" svg:x="13.2cm" svg:y="5.238cm">
          <draw:text-box>
            <text:p text:style-name="P18"><text:span text:style-name="T7">LOS</text:span></text:p>
          </draw:text-box>
        </draw:frame>
        <draw:frame draw:style-name="gr24" draw:text-style-name="P40" draw:layer="layout" svg:width="2.3cm" svg:height="1.702cm" svg:x="3cm" svg:y="6.498cm">
          <draw:text-box>
            <text:p text:style-name="P39"><text:span text:style-name="T15">Zelt</text:span></text:p>
          </draw:text-box>
        </draw:frame>
        <draw:frame draw:style-name="gr24" draw:text-style-name="P40" draw:layer="layout" svg:width="5.5cm" svg:height="1.702cm" svg:x="5.3cm" svg:y="6.498cm">
          <draw:text-box>
            <text:p text:style-name="P39"><text:span text:style-name="T15">Mitarbeiter</text:span></text:p>
          </draw:text-box>
        </draw:frame>
        <draw:frame draw:style-name="gr24" draw:text-style-name="P40" draw:layer="layout" svg:width="5.5cm" svg:height="1.702cm" svg:x="10.8cm" svg:y="6.498cm">
          <draw:text-box>
            <text:p text:style-name="P39"><text:span text:style-name="T15">Helfer</text:span></text:p>
          </draw:text-box>
        </draw:frame>
        <draw:frame draw:style-name="gr24" draw:text-style-name="P40" draw:layer="layout" svg:width="2.8cm" svg:height="1.702cm" svg:x="16.3cm" svg:y="6.498cm">
          <draw:text-box>
            <text:p text:style-name="P39"><text:span text:style-name="T15">Alter</text:span></text:p>
          </draw:text-box>
        </draw:frame>
        <draw:frame draw:style-name="gr25" draw:text-style-name="P40" draw:layer="layout" svg:width="8.9cm" svg:height="0.802cm" svg:x="19.1cm" svg:y="6.498cm">
          <draw:text-box>
            <text:p text:style-name="P39"><text:span text:style-name="T15">Anzahl Kinder</text:span></text:p>
          </draw:text-box>
        </draw:frame>
        <draw:frame draw:style-name="gr26" draw:text-style-name="P41" draw:layer="layout" svg:width="1.5cm" svg:height="0.902cm" svg:x="19.1cm" svg:y="7.298cm">
          <draw:text-box>
            <text:p text:style-name="P29"><text:span text:style-name="T16">drin</text:span></text:p>
          </draw:text-box>
        </draw:frame>
        <draw:frame draw:style-name="gr26" draw:text-style-name="P41" draw:layer="layout" svg:width="1.5cm" svg:height="0.902cm" svg:x="20.6cm" svg:y="7.298cm">
          <draw:text-box>
            <text:p text:style-name="P29"><text:span text:style-name="T16">res.</text:span></text:p>
          </draw:text-box>
        </draw:frame>
        <draw:frame draw:style-name="gr26" draw:text-style-name="P41" draw:layer="layout" svg:width="2.8cm" svg:height="0.902cm" svg:x="22.1cm" svg:y="7.298cm">
          <draw:text-box>
            <text:p text:style-name="P29"><text:span text:style-name="T16">frei (opt)</text:span></text:p>
          </draw:text-box>
        </draw:frame>
        <draw:frame draw:style-name="gr26" draw:text-style-name="P41" draw:layer="layout" svg:width="3.1cm" svg:height="0.902cm" svg:x="24.9cm" svg:y="7.298cm">
          <draw:text-box>
            <text:p text:style-name="P29"><text:span text:style-name="T16">frei (max)</text:span></text:p>
          </draw:text-box>
        </draw:frame>
        <draw:frame draw:style-name="gr27" draw:text-style-name="P43" draw:layer="layout" svg:width="2.3cm" svg:height="0.902cm" svg:x="3cm" svg:y="8.298cm">
          <draw:text-box>
            <text:p text:style-name="P42"><text:span text:style-name="T17">Zelt 1</text:span></text:p>
          </draw:text-box>
        </draw:frame>
        <draw:frame draw:style-name="gr27" draw:text-style-name="P45" draw:layer="layout" svg:width="5.5cm" svg:height="0.902cm" svg:x="5.3cm" svg:y="8.298cm">
          <draw:text-box>
            <text:p text:style-name="P44"><text:span text:style-name="T18">Fritz Mustermann, Hans Beispiel</text:span></text:p>
          </draw:text-box>
        </draw:frame>
        <draw:frame draw:style-name="gr27" draw:text-style-name="P45" draw:layer="layout" svg:width="5.5cm" svg:height="0.902cm" svg:x="10.8cm" svg:y="8.298cm">
          <draw:text-box>
            <text:p text:style-name="P44"><text:span text:style-name="T18">Chris Irgendwer</text:span></text:p>
          </draw:text-box>
        </draw:frame>
        <draw:frame draw:style-name="gr27" draw:text-style-name="P45" draw:layer="layout" svg:width="2.8cm" svg:height="0.902cm" svg:x="16.3cm" svg:y="8.298cm">
          <draw:text-box>
            <text:p text:style-name="P44"><text:span text:style-name="T18">13-14</text:span></text:p>
          </draw:text-box>
        </draw:frame>
        <draw:frame draw:style-name="gr9" draw:text-style-name="P15" draw:layer="layout" svg:width="5.4cm" svg:height="0.962cm" svg:x="15.3cm" svg:y="3cm">
          <draw:text-box>
            <text:p text:style-name="P14"><text:span text:style-name="T5">Einstellungen</text:span></text:p>
          </draw:text-box>
        </draw:frame>
        <draw:frame draw:style-name="gr27" draw:text-style-name="P45" draw:layer="layout" svg:width="1.5cm" svg:height="0.902cm" svg:x="19.1cm" svg:y="8.298cm">
          <draw:text-box>
            <text:p text:style-name="P44"><text:span text:style-name="T18">2</text:span></text:p>
          </draw:text-box>
        </draw:frame>
        <draw:frame draw:style-name="gr27" draw:text-style-name="P45" draw:layer="layout" svg:width="1.5cm" svg:height="0.902cm" svg:x="20.6cm" svg:y="8.298cm">
          <draw:text-box>
            <text:p text:style-name="P44"><text:span text:style-name="T18">3</text:span></text:p>
          </draw:text-box>
        </draw:frame>
        <draw:frame draw:style-name="gr28" draw:text-style-name="P46" draw:layer="layout" svg:width="2.8cm" svg:height="0.902cm" svg:x="22.1cm" svg:y="8.298cm">
          <draw:text-box>
            <text:p text:style-name="P44"><text:span text:style-name="T18">5</text:span></text:p>
          </draw:text-box>
        </draw:frame>
        <draw:frame draw:style-name="gr28" draw:text-style-name="P46" draw:layer="layout" svg:width="3.1cm" svg:height="0.902cm" svg:x="24.9cm" svg:y="8.298cm">
          <draw:text-box>
            <text:p text:style-name="P44"><text:span text:style-name="T18">7</text:span></text:p>
          </draw:text-box>
        </draw:frame>
        <draw:custom-shape draw:style-name="gr29" draw:text-style-name="P9" draw:layer="layout" svg:width="5.1cm" svg:height="2cm" svg:x="0.6cm" svg:y="11.9cm">
          <text:p text:style-name="P3"><text:span text:style-name="T3">Tabellenansicht readonly - </text:span></text:p>
          <text:p text:style-name="P3"><text:span text:style-name="T3">Klick auf Zelt für Details</text:span></text:p>
          <text:p text:style-name="P3"><text:span text:style-name="T3">und Änderungen</text:span></text:p>
          <draw:enhanced-geometry svg:viewBox="0 0 21600 21600" draw:text-areas="800 800 20800 20800" draw:type="round-rectangular-callout" draw:modifiers="15150.9115859635 -12057.57121439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7" draw:text-style-name="P43" draw:layer="layout" svg:width="2.3cm" svg:height="0.902cm" svg:x="3cm" svg:y="9.298cm">
          <draw:text-box>
            <text:p text:style-name="P42"><text:span text:style-name="T17">Zelt 2</text:span></text:p>
          </draw:text-box>
        </draw:frame>
        <draw:frame draw:style-name="gr27" draw:text-style-name="P45" draw:layer="layout" svg:width="5.5cm" svg:height="0.902cm" svg:x="5.3cm" svg:y="9.298cm">
          <draw:text-box>
            <text:p text:style-name="P44"><text:span text:style-name="T18">Martin Werauchimmer</text:span></text:p>
          </draw:text-box>
        </draw:frame>
        <draw:frame draw:style-name="gr27" draw:text-style-name="P45" draw:layer="layout" svg:width="5.5cm" svg:height="0.902cm" svg:x="10.8cm" svg:y="9.298cm">
          <draw:text-box>
            <text:p text:style-name="P44"><text:span text:style-name="T18">Philip Sonstewer</text:span></text:p>
          </draw:text-box>
        </draw:frame>
        <draw:frame draw:style-name="gr27" draw:text-style-name="P45" draw:layer="layout" svg:width="2.8cm" svg:height="0.902cm" svg:x="16.3cm" svg:y="9.298cm">
          <draw:text-box>
            <text:p text:style-name="P44"><text:span text:style-name="T18">--</text:span></text:p>
          </draw:text-box>
        </draw:frame>
        <draw:frame draw:style-name="gr27" draw:text-style-name="P45" draw:layer="layout" svg:width="1.5cm" svg:height="0.902cm" svg:x="19.1cm" svg:y="9.298cm">
          <draw:text-box>
            <text:p text:style-name="P44"><text:span text:style-name="T18">10</text:span></text:p>
          </draw:text-box>
        </draw:frame>
        <draw:frame draw:style-name="gr27" draw:text-style-name="P45" draw:layer="layout" svg:width="1.5cm" svg:height="0.902cm" svg:x="20.6cm" svg:y="9.298cm">
          <draw:text-box>
            <text:p text:style-name="P44"><text:span text:style-name="T18">0</text:span></text:p>
          </draw:text-box>
        </draw:frame>
        <draw:frame draw:style-name="gr30" draw:text-style-name="P47" draw:layer="layout" svg:width="2.8cm" svg:height="0.902cm" svg:x="22.1cm" svg:y="9.298cm">
          <draw:text-box>
            <text:p text:style-name="P44"><text:span text:style-name="T18">0</text:span></text:p>
          </draw:text-box>
        </draw:frame>
        <draw:frame draw:style-name="gr31" draw:text-style-name="P48" draw:layer="layout" svg:width="3.1cm" svg:height="0.902cm" svg:x="24.9cm" svg:y="9.298cm">
          <draw:text-box>
            <text:p text:style-name="P44"><text:span text:style-name="T18">2</text:span></text:p>
          </draw:text-box>
        </draw:frame>
        <draw:frame draw:style-name="gr27" draw:text-style-name="P43" draw:layer="layout" svg:width="2.3cm" svg:height="0.902cm" svg:x="3cm" svg:y="10.298cm">
          <draw:text-box>
            <text:p text:style-name="P42"><text:span text:style-name="T17">Zelt 3</text:span></text:p>
          </draw:text-box>
        </draw:frame>
        <draw:frame draw:style-name="gr27" draw:text-style-name="P45" draw:layer="layout" svg:width="5.5cm" svg:height="0.902cm" svg:x="5.3cm" svg:y="10.298cm">
          <draw:text-box>
            <text:p text:style-name="P44"><text:span text:style-name="T18"/></text:p>
          </draw:text-box>
        </draw:frame>
        <draw:frame draw:style-name="gr27" draw:text-style-name="P45" draw:layer="layout" svg:width="5.5cm" svg:height="0.902cm" svg:x="10.8cm" svg:y="10.298cm">
          <draw:text-box>
            <text:p text:style-name="P44"><text:span text:style-name="T18"/></text:p>
          </draw:text-box>
        </draw:frame>
        <draw:frame draw:style-name="gr27" draw:text-style-name="P45" draw:layer="layout" svg:width="2.8cm" svg:height="0.902cm" svg:x="16.3cm" svg:y="10.298cm">
          <draw:text-box>
            <text:p text:style-name="P44"><text:span text:style-name="T18">--</text:span></text:p>
          </draw:text-box>
        </draw:frame>
        <draw:frame draw:style-name="gr27" draw:text-style-name="P45" draw:layer="layout" svg:width="1.5cm" svg:height="0.902cm" svg:x="19.1cm" svg:y="10.298cm">
          <draw:text-box>
            <text:p text:style-name="P44"><text:span text:style-name="T18">0</text:span></text:p>
          </draw:text-box>
        </draw:frame>
        <draw:frame draw:style-name="gr27" draw:text-style-name="P45" draw:layer="layout" svg:width="1.5cm" svg:height="0.902cm" svg:x="20.6cm" svg:y="10.298cm">
          <draw:text-box>
            <text:p text:style-name="P44"><text:span text:style-name="T18">0</text:span></text:p>
          </draw:text-box>
        </draw:frame>
        <draw:frame draw:style-name="gr28" draw:text-style-name="P46" draw:layer="layout" svg:width="2.8cm" svg:height="0.902cm" svg:x="22.1cm" svg:y="10.298cm">
          <draw:text-box>
            <text:p text:style-name="P44"><text:span text:style-name="T18">12</text:span></text:p>
          </draw:text-box>
        </draw:frame>
        <draw:frame draw:style-name="gr28" draw:text-style-name="P46" draw:layer="layout" svg:width="3.1cm" svg:height="0.902cm" svg:x="24.9cm" svg:y="10.298cm">
          <draw:text-box>
            <text:p text:style-name="P44"><text:span text:style-name="T18">14</text:span></text:p>
          </draw:text-box>
        </draw:frame>
      </draw:page>
      <draw:page draw:name="page5" draw:style-name="dp1" draw:master-page-name="Standard">
        <draw:frame draw:style-name="gr9" draw:text-style-name="P38" draw:layer="layout" svg:width="3.4cm" svg:height="0.962cm" svg:x="4cm" svg:y="3cm">
          <draw:text-box>
            <text:p text:style-name="P14"><text:span text:style-name="T14">P</text:span><text:span text:style-name="T14">e</text:span><text:span text:style-name="T14">r</text:span><text:span text:style-name="T14">s</text:span><text:span text:style-name="T14">o</text:span><text:span text:style-name="T14">n</text:span><text:span text:style-name="T14">e</text:span><text:span text:style-name="T14">n</text:span></text:p>
          </draw:text-box>
        </draw:frame>
        <draw:frame draw:style-name="gr9" draw:text-style-name="P28" draw:layer="layout" svg:width="3.7cm" svg:height="0.962cm" svg:x="7.4cm" svg:y="3cm">
          <draw:text-box>
            <text:p text:style-name="P27"><text:span text:style-name="T9">Z</text:span><text:span text:style-name="T9">e</text:span><text:span text:style-name="T9">lt</text:span><text:span text:style-name="T9">e</text:span></text:p>
          </draw:text-box>
        </draw:frame>
        <draw:frame draw:style-name="gr9" draw:text-style-name="P15" draw:layer="layout" svg:width="4.2cm" svg:height="0.962cm" svg:x="11.1cm" svg:y="3cm">
          <draw:text-box>
            <text:p text:style-name="P14"><text:span text:style-name="T5">Statistik</text:span></text:p>
          </draw:text-box>
        </draw:frame>
        <draw:line draw:style-name="gr12" draw:text-style-name="P20" draw:layer="layout" svg:x1="2.8cm" svg:y1="4.55cm" svg:x2="27.6cm" svg:y2="4.55cm">
          <text:p/>
        </draw:line>
        <draw:frame draw:style-name="gr9" draw:text-style-name="P15" draw:layer="layout" svg:width="5.4cm" svg:height="0.962cm" svg:x="15.3cm" svg:y="3cm">
          <draw:text-box>
            <text:p text:style-name="P14"><text:span text:style-name="T5">Eins</text:span><text:span text:style-name="T5">tellu</text:span><text:span text:style-name="T5">nge</text:span><text:span text:style-name="T5">n</text:span></text:p>
          </draw:text-box>
        </draw:frame>
        <draw:frame draw:style-name="gr3" draw:text-style-name="P11" draw:layer="layout" svg:width="9.2cm" svg:height="1.2cm" svg:x="10.8cm" svg:y="1.2cm">
          <draw:text-box>
            <text:p text:style-name="P10">1. Lager 2019</text:p>
          </draw:text-box>
        </draw:frame>
        <draw:frame draw:style-name="gr32" draw:text-style-name="P40" draw:layer="layout" svg:width="10cm" svg:height="1cm" svg:x="9cm" svg:y="5cm">
          <draw:text-box>
            <text:p text:style-name="P39"><text:span text:style-name="T15">Zelt 2</text:span></text:p>
          </draw:text-box>
        </draw:frame>
        <draw:frame draw:style-name="gr17" draw:text-style-name="P50" draw:layer="layout" svg:width="2.1cm" svg:height="0.8cm" svg:x="6.5cm" svg:y="6.298cm">
          <draw:text-box>
            <text:p text:style-name="P49"><text:span text:style-name="T19">12-14</text:span></text:p>
          </draw:text-box>
        </draw:frame>
        <draw:frame draw:style-name="gr18" draw:text-style-name="P32" draw:layer="layout" svg:width="3.571cm" svg:height="0.802cm" svg:x="3.101cm" svg:y="6.3cm">
          <draw:text-box>
            <text:p text:style-name="P31"><text:span text:style-name="T11">Altersgruppe: </text:span></text:p>
          </draw:text-box>
        </draw:frame>
        <draw:custom-shape draw:style-name="gr33" draw:text-style-name="P33" draw:layer="layout" svg:width="0.5cm" svg:height="0.7cm" svg:x="8.7cm" svg:y="6.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 draw:text-style-name="P52" draw:layer="layout" svg:width="2.1cm" svg:height="2.3cm" svg:x="6.5cm" svg:y="7.1cm">
          <draw:text-box>
            <text:p text:style-name="P51"><text:span text:style-name="T3">egal</text:span></text:p>
            <text:p text:style-name="P51"><text:span text:style-name="T3">9-10</text:span></text:p>
            <text:p text:style-name="P51"><text:span text:style-name="T3">10-12</text:span></text:p>
            <text:p text:style-name="P51"><text:span text:style-name="T20">12-14</text:span></text:p>
          </draw:text-box>
        </draw:frame>
        <draw:frame draw:style-name="gr18" draw:text-style-name="P54" draw:layer="layout" svg:width="3.542cm" svg:height="0.802cm" svg:x="10.002cm" svg:y="6.3cm">
          <draw:text-box>
            <text:p text:style-name="P53"><text:span text:style-name="T21">Supe</text:span><text:span text:style-name="T21">rkräft</text:span><text:span text:style-name="T21">e: </text:span></text:p>
          </draw:text-box>
        </draw:frame>
        <draw:frame draw:style-name="gr18" draw:text-style-name="P32" draw:layer="layout" svg:width="2.001cm" svg:height="0.802cm" svg:x="13.503cm" svg:y="6.3cm">
          <draw:text-box>
            <text:p text:style-name="P31"><text:span text:style-name="T11">ADH</text:span><text:span text:style-name="T11">S </text:span></text:p>
          </draw:text-box>
        </draw:frame>
        <draw:frame draw:style-name="gr18" draw:text-style-name="P32" draw:layer="layout" svg:width="2.695cm" svg:height="0.802cm" svg:x="16.104cm" svg:y="6.3cm">
          <draw:text-box>
            <text:p text:style-name="P31"><text:span text:style-name="T11">Heimweh </text:span></text:p>
          </draw:text-box>
        </draw:frame>
        <draw:frame draw:style-name="gr18" draw:text-style-name="P32" draw:layer="layout" svg:width="2.5cm" svg:height="0.802cm" svg:x="19.805cm" svg:y="6.3cm">
          <draw:text-box>
            <text:p text:style-name="P31"><text:span text:style-name="T11">Englisch </text:span></text:p>
          </draw:text-box>
        </draw:frame>
        <draw:frame draw:style-name="gr18" draw:text-style-name="P32" draw:layer="layout" svg:width="2.991cm" svg:height="0.802cm" svg:x="22.605cm" svg:y="6.3cm">
          <draw:text-box>
            <text:p text:style-name="P31"><text:span text:style-name="T11">Bett</text:span><text:span text:style-name="T11">näs</text:span><text:span text:style-name="T11">ser </text:span></text:p>
          </draw:text-box>
        </draw:frame>
        <draw:custom-shape draw:style-name="gr35" draw:text-style-name="P55" draw:layer="layout" svg:width="0.4cm" svg:height="0.4cm" svg:x="13.3cm" svg:y="6.5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35" draw:text-style-name="P55" draw:layer="layout" svg:width="0.4cm" svg:height="0.4cm" svg:x="15.901cm" svg:y="6.50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35" draw:text-style-name="P55" draw:layer="layout" svg:width="0.4cm" svg:height="0.4cm" svg:x="19.502cm" svg:y="6.50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35" draw:text-style-name="P55" draw:layer="layout" svg:width="0.4cm" svg:height="0.4cm" svg:x="22.303cm" svg:y="6.503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frame draw:style-name="gr36" draw:text-style-name="P56" draw:layer="layout" svg:width="6.2cm" svg:height="0.802cm" svg:x="4.3cm" svg:y="9.598cm">
          <draw:text-box>
            <text:p text:style-name="P39"><text:span text:style-name="T15">Name</text:span></text:p>
          </draw:text-box>
        </draw:frame>
        <draw:frame draw:style-name="gr37" draw:text-style-name="P58" draw:layer="layout" svg:width="1.6cm" svg:height="0.802cm" svg:x="10.5cm" svg:y="9.598cm">
          <draw:text-box>
            <text:p text:style-name="P57">PLZ</text:p>
          </draw:text-box>
        </draw:frame>
        <draw:frame draw:style-name="gr36" draw:text-style-name="P56" draw:layer="layout" svg:width="5.5cm" svg:height="0.802cm" svg:x="12.1cm" svg:y="9.598cm">
          <draw:text-box>
            <text:p text:style-name="P57">Ort</text:p>
          </draw:text-box>
        </draw:frame>
        <draw:frame draw:style-name="gr36" draw:text-style-name="P56" draw:layer="layout" svg:width="3.7cm" svg:height="0.802cm" svg:x="17.6cm" svg:y="9.598cm">
          <draw:text-box>
            <text:p text:style-name="P57">Geburtstag</text:p>
          </draw:text-box>
        </draw:frame>
        <draw:frame draw:style-name="gr36" draw:text-style-name="P56" draw:layer="layout" svg:width="1.8cm" svg:height="0.802cm" svg:x="21.3cm" svg:y="9.598cm">
          <draw:text-box>
            <text:p text:style-name="P57">Alter</text:p>
          </draw:text-box>
        </draw:frame>
        <draw:frame draw:style-name="gr38" draw:text-style-name="P40" draw:layer="layout" svg:width="6.2cm" svg:height="0.802cm" svg:x="4.3cm" svg:y="10.598cm">
          <draw:text-box>
            <text:p text:style-name="P44"><text:span text:style-name="T18">Martin Werauchimmer</text:span></text:p>
          </draw:text-box>
        </draw:frame>
        <draw:frame draw:style-name="gr38" draw:text-style-name="P60" draw:layer="layout" svg:width="1.6cm" svg:height="0.802cm" svg:x="10.5cm" svg:y="10.598cm">
          <draw:text-box>
            <text:p text:style-name="P59">12345</text:p>
          </draw:text-box>
        </draw:frame>
        <draw:frame draw:style-name="gr38" draw:text-style-name="P60" draw:layer="layout" svg:width="5.5cm" svg:height="0.802cm" svg:x="12.1cm" svg:y="10.598cm">
          <draw:text-box>
            <text:p text:style-name="P44"><text:span text:style-name="T18">W</text:span><text:span text:style-name="T18">o</text:span><text:span text:style-name="T18">a</text:span><text:span text:style-name="T18">u</text:span><text:span text:style-name="T18">c</text:span><text:span text:style-name="T18">h</text:span><text:span text:style-name="T18">i</text:span><text:span text:style-name="T18">m</text:span><text:span text:style-name="T18">m</text:span><text:span text:style-name="T18">e</text:span><text:span text:style-name="T18">r</text:span></text:p>
          </draw:text-box>
        </draw:frame>
        <draw:frame draw:style-name="gr38" draw:text-style-name="P60" draw:layer="layout" svg:width="3.7cm" svg:height="0.802cm" svg:x="17.6cm" svg:y="10.598cm">
          <draw:text-box>
            <text:p text:style-name="P44"><text:span text:style-name="T18">0</text:span><text:span text:style-name="T18">1</text:span><text:span text:style-name="T18">.</text:span><text:span text:style-name="T18">0</text:span><text:span text:style-name="T18">1</text:span><text:span text:style-name="T18">.</text:span><text:span text:style-name="T18">1</text:span><text:span text:style-name="T18">9</text:span><text:span text:style-name="T18">7</text:span><text:span text:style-name="T18">0</text:span></text:p>
          </draw:text-box>
        </draw:frame>
        <draw:frame draw:style-name="gr38" draw:text-style-name="P40" draw:layer="layout" svg:width="1.8cm" svg:height="0.802cm" svg:x="21.3cm" svg:y="10.598cm">
          <draw:text-box>
            <text:p text:style-name="P3"><text:span text:style-name="T22">4</text:span><text:span text:style-name="T22">9</text:span></text:p>
          </draw:text-box>
        </draw:frame>
        <draw:frame draw:style-name="gr36" draw:text-style-name="P56" draw:layer="layout" svg:width="1.8cm" svg:height="0.802cm" svg:x="23.1cm" svg:y="9.598cm">
          <draw:text-box>
            <text:p text:style-name="P57">Rolle</text:p>
          </draw:text-box>
        </draw:frame>
        <draw:frame draw:style-name="gr38" draw:text-style-name="P40" draw:layer="layout" svg:width="1.8cm" svg:height="0.802cm" svg:x="23.1cm" svg:y="10.598cm">
          <draw:text-box>
            <text:p text:style-name="P3"><text:span text:style-name="T22">MA</text:span></text:p>
          </draw:text-box>
        </draw:frame>
        <draw:frame draw:style-name="gr39" draw:text-style-name="P61" draw:layer="layout" svg:width="6.2cm" svg:height="0.802cm" svg:x="4.3cm" svg:y="11.498cm">
          <draw:text-box>
            <text:p text:style-name="P44"><text:span text:style-name="T18">Philip </text:span><text:span text:style-name="T18">Sonstewer</text:span></text:p>
          </draw:text-box>
        </draw:frame>
        <draw:frame draw:style-name="gr40" draw:text-style-name="P62" draw:layer="layout" svg:width="1.6cm" svg:height="0.802cm" svg:x="10.5cm" svg:y="11.498cm">
          <draw:text-box>
            <text:p text:style-name="P59">65432</text:p>
          </draw:text-box>
        </draw:frame>
        <draw:frame draw:style-name="gr39" draw:text-style-name="P61" draw:layer="layout" svg:width="5.5cm" svg:height="0.802cm" svg:x="12.1cm" svg:y="11.498cm">
          <draw:text-box>
            <text:p text:style-name="P44"><text:span text:style-name="T18">Woanders</text:span></text:p>
          </draw:text-box>
        </draw:frame>
        <draw:frame draw:style-name="gr39" draw:text-style-name="P61" draw:layer="layout" svg:width="3.7cm" svg:height="0.802cm" svg:x="17.6cm" svg:y="11.498cm">
          <draw:text-box>
            <text:p text:style-name="P44"><text:span text:style-name="T18">01.01.200</text:span><text:span text:style-name="T18">4</text:span></text:p>
          </draw:text-box>
        </draw:frame>
        <draw:frame draw:style-name="gr39" draw:text-style-name="P63" draw:layer="layout" svg:width="1.8cm" svg:height="0.802cm" svg:x="21.3cm" svg:y="11.498cm">
          <draw:text-box>
            <text:p text:style-name="P3"><text:span text:style-name="T22">1</text:span><text:span text:style-name="T22">5</text:span></text:p>
          </draw:text-box>
        </draw:frame>
        <draw:frame draw:style-name="gr39" draw:text-style-name="P63" draw:layer="layout" svg:width="1.8cm" svg:height="0.802cm" svg:x="23.1cm" svg:y="11.498cm">
          <draw:text-box>
            <text:p text:style-name="P3"><text:span text:style-name="T22">H</text:span></text:p>
          </draw:text-box>
        </draw:frame>
        <draw:frame draw:style-name="gr41" draw:text-style-name="P64" draw:layer="layout" svg:width="6.2cm" svg:height="0.802cm" svg:x="4.3cm" svg:y="12.398cm">
          <draw:text-box>
            <text:p text:style-name="P44"><text:span text:style-name="T18">Franz </text:span><text:span text:style-name="T18">Irgendjem</text:span><text:span text:style-name="T18">and</text:span></text:p>
          </draw:text-box>
        </draw:frame>
        <draw:frame draw:style-name="gr42" draw:text-style-name="P65" draw:layer="layout" svg:width="1.6cm" svg:height="0.802cm" svg:x="10.5cm" svg:y="12.398cm">
          <draw:text-box>
            <text:p text:style-name="P59">54321</text:p>
          </draw:text-box>
        </draw:frame>
        <draw:frame draw:style-name="gr41" draw:text-style-name="P64" draw:layer="layout" svg:width="5.5cm" svg:height="0.802cm" svg:x="12.1cm" svg:y="12.398cm">
          <draw:text-box>
            <text:p text:style-name="P44"><text:span text:style-name="T18">Janzweitweg</text:span></text:p>
          </draw:text-box>
        </draw:frame>
        <draw:frame draw:style-name="gr41" draw:text-style-name="P64" draw:layer="layout" svg:width="3.7cm" svg:height="0.802cm" svg:x="17.6cm" svg:y="12.398cm">
          <draw:text-box>
            <text:p text:style-name="P44"><text:span text:style-name="T18">01.01.2007</text:span></text:p>
          </draw:text-box>
        </draw:frame>
        <draw:frame draw:style-name="gr43" draw:text-style-name="P66" draw:layer="layout" svg:width="1.8cm" svg:height="0.802cm" svg:x="21.3cm" svg:y="12.398cm">
          <draw:text-box>
            <text:p text:style-name="P3"><text:span text:style-name="T22">12</text:span></text:p>
          </draw:text-box>
        </draw:frame>
        <draw:frame draw:style-name="gr41" draw:text-style-name="P67" draw:layer="layout" svg:width="1.8cm" svg:height="0.802cm" svg:x="23.1cm" svg:y="12.398cm">
          <draw:text-box>
            <text:p text:style-name="P3"><text:span text:style-name="T22">JS</text:span></text:p>
          </draw:text-box>
        </draw:frame>
        <draw:frame draw:style-name="gr41" draw:text-style-name="P64" draw:layer="layout" svg:width="6.2cm" svg:height="0.802cm" svg:x="4.3cm" svg:y="13.298cm">
          <draw:text-box>
            <text:p text:style-name="P44"><text:span text:style-name="T18">Fritz Irgendjemand</text:span></text:p>
          </draw:text-box>
        </draw:frame>
        <draw:frame draw:style-name="gr44" draw:text-style-name="P65" draw:layer="layout" svg:width="1.6cm" svg:height="0.802cm" svg:x="10.5cm" svg:y="13.298cm">
          <draw:text-box>
            <text:p text:style-name="P59">54321</text:p>
          </draw:text-box>
        </draw:frame>
        <draw:frame draw:style-name="gr41" draw:text-style-name="P64" draw:layer="layout" svg:width="5.5cm" svg:height="0.802cm" svg:x="12.1cm" svg:y="13.298cm">
          <draw:text-box>
            <text:p text:style-name="P44"><text:span text:style-name="T18">Janzweitweg</text:span></text:p>
          </draw:text-box>
        </draw:frame>
        <draw:frame draw:style-name="gr41" draw:text-style-name="P64" draw:layer="layout" svg:width="3.7cm" svg:height="0.802cm" svg:x="17.6cm" svg:y="13.298cm">
          <draw:text-box>
            <text:p text:style-name="P44"><text:span text:style-name="T18">01.01.2010</text:span></text:p>
          </draw:text-box>
        </draw:frame>
        <draw:frame draw:style-name="gr45" draw:text-style-name="P68" draw:layer="layout" svg:width="1.8cm" svg:height="0.802cm" svg:x="21.3cm" svg:y="13.298cm">
          <draw:text-box>
            <text:p text:style-name="P3"><text:span text:style-name="T22">9</text:span></text:p>
          </draw:text-box>
        </draw:frame>
        <draw:frame draw:style-name="gr41" draw:text-style-name="P67" draw:layer="layout" svg:width="1.8cm" svg:height="0.802cm" svg:x="23.1cm" svg:y="13.298cm">
          <draw:text-box>
            <text:p text:style-name="P3"><text:span text:style-name="T22">JS</text:span></text:p>
          </draw:text-box>
        </draw:frame>
        <draw:custom-shape draw:style-name="gr46" draw:text-style-name="P69" draw:layer="layout" svg:width="0.7cm" svg:height="0.7cm" svg:x="27.2cm" svg:y="10.7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46" draw:text-style-name="P69" draw:layer="layout" svg:width="0.7cm" svg:height="0.7cm" svg:x="27.201cm" svg:y="11.601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46" draw:text-style-name="P69" draw:layer="layout" svg:width="0.7cm" svg:height="0.7cm" svg:x="27.202cm" svg:y="12.502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line draw:style-name="gr12" draw:text-style-name="P20" draw:layer="layout" svg:x1="2.8cm" svg:y1="11.45cm" svg:x2="27.6cm" svg:y2="11.45cm">
          <text:p/>
        </draw:line>
        <draw:line draw:style-name="gr12" draw:text-style-name="P20" draw:layer="layout" svg:x1="2.8cm" svg:y1="12.35cm" svg:x2="27.6cm" svg:y2="12.35cm">
          <text:p/>
        </draw:line>
        <draw:line draw:style-name="gr12" draw:text-style-name="P20" draw:layer="layout" svg:x1="2.8cm" svg:y1="15.35cm" svg:x2="27.6cm" svg:y2="15.35cm">
          <text:p/>
        </draw:line>
        <draw:custom-shape draw:style-name="gr47" draw:text-style-name="P71" draw:layer="layout" svg:width="5.1cm" svg:height="1.5cm" svg:x="12.2cm" svg:y="7.2cm">
          <text:p text:style-name="P70"><text:span text:style-name="T23">Altersgruppe nur editierbar</text:span></text:p>
          <text:p text:style-name="P70"><text:span text:style-name="T23">wenn noch keine Kinder</text:span></text:p>
          <draw:enhanced-geometry svg:viewBox="0 0 21600 21600" draw:text-areas="800 800 20800 20800" draw:type="round-rectangular-callout" draw:modifiers="-18432.6210546952 2575.882744836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7" draw:text-style-name="P71" draw:layer="layout" svg:width="5.1cm" svg:height="1.5cm" svg:x="22.8cm" svg:y="7.3cm">
          <text:p text:style-name="P70"><text:span text:style-name="T23">Superkräfte ankreuzen (nur</text:span></text:p>
          <text:p text:style-name="P70"><text:span text:style-name="T23">wenn noch keine Kinder)</text:span></text:p>
          <draw:enhanced-geometry svg:viewBox="0 0 21600 21600" draw:text-areas="800 800 20800 20800" draw:type="round-rectangular-callout" draw:modifiers="-20702.2936679083 -8720.586275816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7" draw:text-style-name="P71" draw:layer="layout" svg:width="5.1cm" svg:height="1.5cm" svg:x="23.4cm" svg:y="2.7cm">
          <text:p text:style-name="P70"><text:span text:style-name="T23">Detailansicht für Zelt 2</text:span></text:p>
          <text:p text:style-name="P70"><text:span text:style-name="T23">(per Klick aus Tabellenansicht)</text:span></text:p>
          <draw:enhanced-geometry svg:viewBox="0 0 21600 21600" draw:text-areas="800 800 20800 20800" draw:type="round-rectangular-callout" draw:modifiers="-28959.4981376201 39904.59693537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71" draw:layer="layout" svg:width="5.6cm" svg:height="1.8cm" svg:x="23.9cm" svg:y="17.9cm">
          <text:p text:style-name="P70"><text:span text:style-name="T23">MA / Helfer / JS / JS-Reservierung</text:span></text:p>
          <text:p text:style-name="P70"><text:span text:style-name="T23">eintragen</text:span></text:p>
          <text:p text:style-name="P70"><text:span text:style-name="T23">(Dialog siehe nä. Folie)</text:span></text:p>
          <draw:enhanced-geometry svg:viewBox="0 0 21600 21600" draw:text-areas="800 800 20800 20800" draw:type="round-rectangular-callout" draw:modifiers="15622.4959828602 -19944.91948917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6" draw:text-style-name="P56" draw:layer="layout" svg:width="1.8cm" svg:height="0.802cm" svg:x="24.9cm" svg:y="9.598cm">
          <draw:text-box>
            <text:p text:style-name="P57"/>
          </draw:text-box>
        </draw:frame>
        <draw:frame draw:style-name="gr41" draw:text-style-name="P67" draw:layer="layout" svg:width="1.8cm" svg:height="0.802cm" svg:x="24.9cm" svg:y="13.298cm">
          <draw:text-box>
            <text:p text:style-name="P3"><text:span text:style-name="T22"/></text:p>
          </draw:text-box>
        </draw:frame>
        <draw:frame draw:style-name="gr41" draw:text-style-name="P67" draw:layer="layout" svg:width="1.8cm" svg:height="0.802cm" svg:x="24.9cm" svg:y="12.398cm">
          <draw:text-box>
            <text:p/>
          </draw:text-box>
        </draw:frame>
        <draw:frame draw:style-name="gr39" draw:text-style-name="P63" draw:layer="layout" svg:width="1.8cm" svg:height="0.802cm" svg:x="24.9cm" svg:y="11.498cm">
          <draw:text-box>
            <text:p/>
          </draw:text-box>
        </draw:frame>
        <draw:frame draw:style-name="gr38" draw:text-style-name="P40" draw:layer="layout" svg:width="1.8cm" svg:height="0.802cm" svg:x="24.9cm" svg:y="10.598cm">
          <draw:text-box>
            <text:p/>
          </draw:text-box>
        </draw:frame>
        <draw:custom-shape draw:style-name="gr49" draw:text-style-name="P72" draw:layer="layout" svg:width="0.5cm" svg:height="0.5cm" svg:x="25.1cm" svg:y="10.8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49" draw:text-style-name="P72" draw:layer="layout" svg:width="0.5cm" svg:height="0.5cm" svg:x="25.101cm" svg:y="11.701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49" draw:text-style-name="P72" draw:layer="layout" svg:width="0.5cm" svg:height="0.5cm" svg:x="25.102cm" svg:y="12.602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49" draw:text-style-name="P72" draw:layer="layout" svg:width="0.5cm" svg:height="0.5cm" svg:x="25.102cm" svg:y="13.402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38" draw:text-style-name="P74" draw:layer="layout" svg:width="3.2cm" svg:height="0.802cm" svg:x="1cm" svg:y="10.598cm">
          <draw:text-box>
            <text:p text:style-name="P73"><text:span text:style-name="T24">MAs</text:span></text:p>
          </draw:text-box>
        </draw:frame>
        <draw:frame draw:style-name="gr39" draw:text-style-name="P75" draw:layer="layout" svg:width="3.2cm" svg:height="0.802cm" svg:x="1cm" svg:y="11.498cm">
          <draw:text-box>
            <text:p text:style-name="P73"><text:span text:style-name="T24">Helfer</text:span></text:p>
          </draw:text-box>
        </draw:frame>
        <draw:frame draw:style-name="gr50" draw:text-style-name="P64" draw:layer="layout" svg:width="3.2cm" svg:height="2.602cm" svg:x="1cm" svg:y="12.398cm">
          <draw:text-box>
            <text:p text:style-name="P44"><text:span text:style-name="T18">Kinder (eingeteilt)</text:span></text:p>
          </draw:text-box>
        </draw:frame>
        <draw:frame draw:style-name="gr50" draw:text-style-name="P64" draw:layer="layout" svg:width="3.2cm" svg:height="2.602cm" svg:x="1cm" svg:y="15.698cm">
          <draw:text-box>
            <text:p text:style-name="P44"><text:span text:style-name="T18">Kinder (reserviert)</text:span></text:p>
          </draw:text-box>
        </draw:frame>
        <draw:frame draw:style-name="gr41" draw:text-style-name="P64" draw:layer="layout" svg:width="6.2cm" svg:height="0.802cm" svg:x="4.3cm" svg:y="13.298cm">
          <draw:text-box>
            <text:p text:style-name="P44"><text:span text:style-name="T18">Fritz Irgendjemand</text:span></text:p>
          </draw:text-box>
        </draw:frame>
        <draw:frame draw:style-name="gr41" draw:text-style-name="P64" draw:layer="layout" svg:width="6.2cm" svg:height="0.802cm" svg:x="4.3cm" svg:y="14.198cm">
          <draw:text-box>
            <text:p text:style-name="P44"><text:span text:style-name="T18">...</text:span></text:p>
          </draw:text-box>
        </draw:frame>
        <draw:frame draw:style-name="gr51" draw:text-style-name="P65" draw:layer="layout" svg:width="1.6cm" svg:height="0.802cm" svg:x="10.5cm" svg:y="14.198cm">
          <draw:text-box>
            <text:p text:style-name="P59">...</text:p>
          </draw:text-box>
        </draw:frame>
        <draw:frame draw:style-name="gr41" draw:text-style-name="P64" draw:layer="layout" svg:width="5.5cm" svg:height="0.802cm" svg:x="12.1cm" svg:y="14.198cm">
          <draw:text-box>
            <text:p text:style-name="P44"><text:span text:style-name="T18">...</text:span></text:p>
          </draw:text-box>
        </draw:frame>
        <draw:frame draw:style-name="gr41" draw:text-style-name="P64" draw:layer="layout" svg:width="3.7cm" svg:height="0.802cm" svg:x="17.6cm" svg:y="14.198cm">
          <draw:text-box>
            <text:p text:style-name="P44"><text:span text:style-name="T18">...</text:span></text:p>
          </draw:text-box>
        </draw:frame>
        <draw:frame draw:style-name="gr45" draw:text-style-name="P68" draw:layer="layout" svg:width="1.8cm" svg:height="0.802cm" svg:x="21.3cm" svg:y="14.198cm">
          <draw:text-box>
            <text:p text:style-name="P3"><text:span text:style-name="T22">9</text:span></text:p>
          </draw:text-box>
        </draw:frame>
        <draw:frame draw:style-name="gr41" draw:text-style-name="P67" draw:layer="layout" svg:width="1.8cm" svg:height="0.802cm" svg:x="23.1cm" svg:y="14.198cm">
          <draw:text-box>
            <text:p text:style-name="P3"><text:span text:style-name="T22">JS</text:span></text:p>
          </draw:text-box>
        </draw:frame>
        <draw:frame draw:style-name="gr41" draw:text-style-name="P67" draw:layer="layout" svg:width="1.8cm" svg:height="0.802cm" svg:x="24.9cm" svg:y="14.198cm">
          <draw:text-box>
            <text:p/>
          </draw:text-box>
        </draw:frame>
        <draw:custom-shape draw:style-name="gr49" draw:text-style-name="P72" draw:layer="layout" svg:width="0.5cm" svg:height="0.5cm" svg:x="25.102cm" svg:y="14.302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41" draw:text-style-name="P64" draw:layer="layout" svg:width="6.2cm" svg:height="0.802cm" svg:x="4.3cm" svg:y="14.198cm">
          <draw:text-box>
            <text:p text:style-name="P44"><text:span text:style-name="T18"/></text:p>
          </draw:text-box>
        </draw:frame>
        <draw:frame draw:style-name="gr41" draw:text-style-name="P64" draw:layer="layout" svg:width="6.2cm" svg:height="0.802cm" svg:x="4.3cm" svg:y="15.698cm">
          <draw:text-box>
            <text:p text:style-name="P44"><text:span text:style-name="T18">Hans Willauchhierher</text:span></text:p>
          </draw:text-box>
        </draw:frame>
        <draw:frame draw:style-name="gr52" draw:text-style-name="P65" draw:layer="layout" svg:width="1.6cm" svg:height="0.802cm" svg:x="10.5cm" svg:y="15.698cm">
          <draw:text-box>
            <text:p text:style-name="P59">12312</text:p>
          </draw:text-box>
        </draw:frame>
        <draw:frame draw:style-name="gr41" draw:text-style-name="P64" draw:layer="layout" svg:width="5.5cm" svg:height="0.802cm" svg:x="12.1cm" svg:y="15.698cm">
          <draw:text-box>
            <text:p text:style-name="P44"><text:span text:style-name="T18">Keinplanwo</text:span></text:p>
          </draw:text-box>
        </draw:frame>
        <draw:frame draw:style-name="gr41" draw:text-style-name="P64" draw:layer="layout" svg:width="3.7cm" svg:height="0.802cm" svg:x="17.6cm" svg:y="15.698cm">
          <draw:text-box>
            <text:p text:style-name="P44"><text:span text:style-name="T18">01.01.2006</text:span></text:p>
          </draw:text-box>
        </draw:frame>
        <draw:frame draw:style-name="gr43" draw:text-style-name="P46" draw:layer="layout" svg:width="1.8cm" svg:height="0.802cm" svg:x="21.3cm" svg:y="15.698cm">
          <draw:text-box>
            <text:p text:style-name="P59"><text:span text:style-name="T25">13</text:span></text:p>
          </draw:text-box>
        </draw:frame>
        <draw:frame draw:style-name="gr41" draw:text-style-name="P67" draw:layer="layout" svg:width="1.8cm" svg:height="0.802cm" svg:x="23.1cm" svg:y="15.698cm">
          <draw:text-box>
            <text:p text:style-name="P3"><text:span text:style-name="T22">JS</text:span></text:p>
          </draw:text-box>
        </draw:frame>
        <draw:frame draw:style-name="gr41" draw:text-style-name="P67" draw:layer="layout" svg:width="1.8cm" svg:height="0.802cm" svg:x="24.9cm" svg:y="15.698cm">
          <draw:text-box>
            <text:p/>
          </draw:text-box>
        </draw:frame>
        <draw:custom-shape draw:style-name="gr49" draw:text-style-name="P72" draw:layer="layout" svg:width="0.5cm" svg:height="0.5cm" svg:x="25.102cm" svg:y="15.802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41" draw:text-style-name="P64" draw:layer="layout" svg:width="6.2cm" svg:height="0.802cm" svg:x="4.3cm" svg:y="15.698cm">
          <draw:text-box>
            <text:p/>
          </draw:text-box>
        </draw:frame>
        <draw:custom-shape draw:style-name="gr46" draw:text-style-name="P69" draw:layer="layout" svg:width="0.7cm" svg:height="0.7cm" svg:x="27.203cm" svg:y="15.603cm">
          <text:p/>
          <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
        </draw:custom-shape>
        <draw:custom-shape draw:style-name="gr53" draw:text-style-name="P69" draw:layer="layout" svg:width="0.6cm" svg:height="0.6cm" svg:x="25.8cm" svg:y="15.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4" draw:text-style-name="P71" draw:layer="layout" svg:width="1.9cm" svg:height="1cm" svg:x="26.7cm" svg:y="13.6cm">
          <text:p text:style-name="P70"><text:span text:style-name="T23">entfernen</text:span></text:p>
          <draw:enhanced-geometry svg:viewBox="0 0 21600 21600" draw:text-areas="800 800 20800 20800" draw:type="round-rectangular-callout" draw:modifiers="-17259.5476065229 -2848.351648351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5" draw:text-style-name="P71" draw:layer="layout" svg:width="3.1cm" svg:height="1.7cm" svg:x="19.7cm" svg:y="18.2cm">
          <text:p text:style-name="P70"><text:span text:style-name="T23">reservierten JS</text:span></text:p>
          <text:p text:style-name="P70"><text:span text:style-name="T23">fest eintragen</text:span></text:p>
          <draw:enhanced-geometry svg:viewBox="0 0 21600 21600" draw:text-areas="800 800 20800 20800" draw:type="round-rectangular-callout" draw:modifiers="44711.5124153499 -24063.49206349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6" draw:text-style-name="P71" draw:layer="layout" svg:width="3.1cm" svg:height="0.7cm" svg:x="15.3cm" svg:y="19.2cm">
          <text:p text:style-name="P70"><text:span text:style-name="T23">Alter </text:span><text:span text:style-name="T23">pas</text:span><text:span text:style-name="T23">st</text:span></text:p>
          <draw:enhanced-geometry svg:viewBox="0 0 21600 21600" draw:text-areas="800 800 20800 20800" draw:type="round-rectangular-callout" draw:modifiers="44711.5124153499 -89203.99429386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7" draw:text-style-name="P71" draw:layer="layout" svg:width="3.9cm" svg:height="0.7cm" svg:x="14.4cm" svg:y="14.6cm">
          <text:p text:style-name="P70"><text:span text:style-name="T23">Alter passt eigtl. nicht</text:span></text:p>
          <draw:enhanced-geometry svg:viewBox="0 0 21600 21600" draw:text-areas="800 800 20800 20800" draw:type="round-rectangular-callout" draw:modifiers="40475.7754421943 955.2068473609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dddddd" draw:end-color="#999999" draw:start-intensity="100%" draw:end-intensity="100%" draw:angle="300" draw:border="0%"/>
    <draw:gradient draw:name="Gradient_20_4" draw:display-name="Gradient 4" draw:style="linear" draw:start-color="#ffff99" draw:end-color="#99ff66" draw:start-intensity="100%" draw:end-intensity="100%" draw:angle="300" draw:border="0%"/>
    <draw:gradient draw:name="Tango_20_Green" draw:display-name="Tango Green" draw:style="linear" draw:start-color="#8ae234" draw:end-color="#66cc99"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27T15:13:17.966569711</meta:creation-date>
    <dc:date>2018-10-27T18:58:24.568338576</dc:date>
    <meta:editing-duration>PT3H11M46S</meta:editing-duration>
    <meta:editing-cycles>46</meta:editing-cycles>
    <meta:generator>LibreOffice/5.1.6.2$Linux_X86_64 LibreOffice_project/10m0$Build-2</meta:generator>
    <meta:document-statistic meta:object-count="195"/>
  </office:meta>
</office:document-meta>
</file>